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draw:fill="solid" draw:fill-color="#000000" draw:opacity="100%"/>
    </style:style>
    <style:style style:name="gr2" style:family="graphic" style:parent-style-name="standard">
      <style:graphic-properties draw:stroke="solid" svg:stroke-width="0.089cm" svg:stroke-color="#000000" svg:stroke-opacity="100%" draw:stroke-linejoin="miter" draw:fill="none" fo:padding-top="0.169cm" fo:padding-bottom="0.169cm" fo:padding-left="0.294cm" fo:padding-right="0.294cm"/>
    </style:style>
    <style:style style:name="gr3" style:family="graphic" style:parent-style-name="standard">
      <style:graphic-properties draw:stroke="solid" svg:stroke-width="0.038cm" svg:stroke-color="#000000" svg:stroke-opacity="100%" draw:stroke-linejoin="miter" draw:fill="none" fo:padding-top="0.144cm" fo:padding-bottom="0.144cm" fo:padding-left="0.269cm" fo:padding-right="0.269cm"/>
    </style:style>
    <style:style style:name="gr4" style:family="graphic" style:parent-style-name="standard">
      <style:graphic-properties draw:stroke="solid" svg:stroke-width="0.032cm" svg:stroke-color="#000000" svg:stroke-opacity="100%" draw:stroke-linejoin="miter" draw:fill="none" fo:padding-top="0.141cm" fo:padding-bottom="0.141cm" fo:padding-left="0.266cm" fo:padding-right="0.266cm"/>
    </style:style>
    <style:style style:name="gr5" style:family="graphic" style:parent-style-name="standard">
      <style:graphic-properties draw:stroke="solid" svg:stroke-width="0.056cm" svg:stroke-color="#000000" svg:stroke-opacity="100%" draw:stroke-linejoin="miter" draw:fill="none" fo:padding-top="0.153cm" fo:padding-bottom="0.153cm" fo:padding-left="0.278cm" fo:padding-right="0.278cm"/>
    </style:style>
    <style:style style:name="gr6" style:family="graphic" style:parent-style-name="standard">
      <style:graphic-properties draw:stroke="solid" svg:stroke-width="0.076cm" svg:stroke-color="#000000" svg:stroke-opacity="100%" draw:stroke-linejoin="miter" draw:fill="none" fo:padding-top="0.163cm" fo:padding-bottom="0.163cm" fo:padding-left="0.288cm" fo:padding-right="0.288cm"/>
    </style:style>
    <style:style style:name="gr7" style:family="graphic" style:parent-style-name="standard">
      <style:graphic-properties draw:stroke="solid" svg:stroke-width="0.071cm" svg:stroke-color="#000000" svg:stroke-opacity="100%" draw:stroke-linejoin="miter" draw:fill="none" fo:padding-top="0.16cm" fo:padding-bottom="0.16cm" fo:padding-left="0.285cm" fo:padding-right="0.285cm"/>
    </style:style>
    <style:style style:name="gr8" style:family="graphic" style:parent-style-name="standard">
      <style:graphic-properties draw:stroke="solid" svg:stroke-width="0.063cm" svg:stroke-color="#000000" svg:stroke-opacity="100%" draw:stroke-linejoin="miter" draw:fill="none" fo:padding-top="0.156cm" fo:padding-bottom="0.156cm" fo:padding-left="0.281cm" fo:padding-right="0.281cm"/>
    </style:style>
    <style:style style:name="gr9" style:family="graphic" style:parent-style-name="standard">
      <style:graphic-properties draw:stroke="solid" svg:stroke-width="0.037cm" svg:stroke-color="#000000" svg:stroke-opacity="100%" draw:stroke-linejoin="miter" draw:fill="none" fo:padding-top="0.143cm" fo:padding-bottom="0.143cm" fo:padding-left="0.268cm" fo:padding-right="0.268cm"/>
    </style:style>
    <style:style style:name="gr10" style:family="graphic" style:parent-style-name="standard">
      <style:graphic-properties draw:stroke="solid" svg:stroke-width="0.046cm" svg:stroke-color="#000000" svg:stroke-opacity="100%" draw:stroke-linejoin="miter" draw:fill="none" fo:padding-top="0.148cm" fo:padding-bottom="0.148cm" fo:padding-left="0.273cm" fo:padding-right="0.273cm"/>
    </style:style>
    <style:style style:name="gr11" style:family="graphic" style:parent-style-name="standard">
      <style:graphic-properties draw:stroke="solid" svg:stroke-width="0.034cm" svg:stroke-color="#000000" svg:stroke-opacity="100%" draw:stroke-linejoin="miter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82cm" svg:stroke-color="#000000" svg:stroke-opacity="100%" draw:stroke-linejoin="miter" draw:fill="none" fo:padding-top="0.166cm" fo:padding-bottom="0.166cm" fo:padding-left="0.291cm" fo:padding-right="0.291cm"/>
    </style:style>
    <style:style style:name="gr13" style:family="graphic" style:parent-style-name="standard">
      <style:graphic-properties draw:stroke="solid" svg:stroke-width="0.04cm" svg:stroke-color="#000000" svg:stroke-opacity="100%" draw:stroke-linejoin="miter" draw:fill="none" fo:padding-top="0.145cm" fo:padding-bottom="0.145cm" fo:padding-left="0.27cm" fo:padding-right="0.27cm"/>
    </style:style>
    <style:style style:name="gr14" style:family="graphic" style:parent-style-name="standard">
      <style:graphic-properties draw:stroke="solid" svg:stroke-width="0.08cm" svg:stroke-color="#000000" svg:stroke-opacity="100%" draw:stroke-linejoin="miter" draw:fill="none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65cm" svg:stroke-color="#000000" svg:stroke-opacity="100%" draw:stroke-linejoin="miter" draw:fill="none" fo:padding-top="0.157cm" fo:padding-bottom="0.157cm" fo:padding-left="0.282cm" fo:padding-right="0.282cm"/>
    </style:style>
    <style:style style:name="gr16" style:family="graphic" style:parent-style-name="standard">
      <style:graphic-properties draw:stroke="solid" svg:stroke-width="0.077cm" svg:stroke-color="#000000" svg:stroke-opacity="100%" draw:stroke-linejoin="miter" draw:fill="none" fo:padding-top="0.163cm" fo:padding-bottom="0.163cm" fo:padding-left="0.288cm" fo:padding-right="0.288cm"/>
    </style:style>
    <style:style style:name="gr17" style:family="graphic" style:parent-style-name="standard">
      <style:graphic-properties draw:stroke="solid" svg:stroke-width="0.073cm" svg:stroke-color="#000000" svg:stroke-opacity="100%" draw:stroke-linejoin="miter" draw:fill="none" fo:padding-top="0.161cm" fo:padding-bottom="0.161cm" fo:padding-left="0.286cm" fo:padding-right="0.286cm"/>
    </style:style>
    <style:style style:name="gr18" style:family="graphic" style:parent-style-name="standard">
      <style:graphic-properties draw:stroke="solid" svg:stroke-width="0.072cm" svg:stroke-color="#000000" svg:stroke-opacity="100%" draw:stroke-linejoin="miter" draw:fill="none" fo:padding-top="0.161cm" fo:padding-bottom="0.161cm" fo:padding-left="0.286cm" fo:padding-right="0.286cm"/>
    </style:style>
    <style:style style:name="gr19" style:family="graphic" style:parent-style-name="standard">
      <style:graphic-properties draw:stroke="solid" svg:stroke-width="0.069cm" svg:stroke-color="#000000" svg:stroke-opacity="100%" draw:stroke-linejoin="miter" draw:fill="none" fo:padding-top="0.159cm" fo:padding-bottom="0.159cm" fo:padding-left="0.284cm" fo:padding-right="0.284cm"/>
    </style:style>
    <style:style style:name="gr20" style:family="graphic" style:parent-style-name="standard">
      <style:graphic-properties draw:stroke="solid" svg:stroke-width="0.093cm" svg:stroke-color="#000000" svg:stroke-opacity="100%" draw:stroke-linejoin="miter" draw:fill="none" fo:padding-top="0.171cm" fo:padding-bottom="0.171cm" fo:padding-left="0.296cm" fo:padding-right="0.296cm"/>
    </style:style>
    <style:style style:name="gr21" style:family="graphic" style:parent-style-name="standard">
      <style:graphic-properties draw:stroke="solid" svg:stroke-width="0.081cm" svg:stroke-color="#000000" svg:stroke-opacity="100%" draw:stroke-linejoin="miter" draw:fill="none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width="0.042cm" svg:stroke-color="#000000" svg:stroke-opacity="100%" draw:stroke-linejoin="miter" draw:fill="none" fo:padding-top="0.146cm" fo:padding-bottom="0.146cm" fo:padding-left="0.271cm" fo:padding-right="0.271cm"/>
    </style:style>
    <style:style style:name="gr23" style:family="graphic" style:parent-style-name="standard">
      <style:graphic-properties draw:stroke="solid" svg:stroke-width="0.039cm" svg:stroke-color="#000000" svg:stroke-opacity="100%" draw:stroke-linejoin="miter" draw:fill="none" fo:padding-top="0.144cm" fo:padding-bottom="0.144cm" fo:padding-left="0.269cm" fo:padding-right="0.269cm"/>
    </style:style>
    <style:style style:name="gr24" style:family="graphic" style:parent-style-name="standard">
      <style:graphic-properties draw:stroke="solid" svg:stroke-width="0.099cm" svg:stroke-color="#000000" svg:stroke-opacity="100%" draw:stroke-linejoin="miter" draw:fill="none" fo:padding-top="0.174cm" fo:padding-bottom="0.174cm" fo:padding-left="0.299cm" fo:padding-right="0.299cm"/>
    </style:style>
    <style:style style:name="gr25" style:family="graphic" style:parent-style-name="standard">
      <style:graphic-properties draw:stroke="solid" svg:stroke-width="0.088cm" svg:stroke-color="#000000" svg:stroke-opacity="100%" draw:stroke-linejoin="miter" draw:fill="none" fo:padding-top="0.169cm" fo:padding-bottom="0.169cm" fo:padding-left="0.294cm" fo:padding-right="0.294cm"/>
    </style:style>
    <style:style style:name="gr26" style:family="graphic" style:parent-style-name="standard">
      <style:graphic-properties draw:stroke="solid" svg:stroke-width="0.091cm" svg:stroke-color="#000000" svg:stroke-opacity="100%" draw:stroke-linejoin="miter" draw:fill="none" fo:padding-top="0.17cm" fo:padding-bottom="0.17cm" fo:padding-left="0.295cm" fo:padding-right="0.295cm"/>
    </style:style>
    <style:style style:name="gr27" style:family="graphic" style:parent-style-name="standard">
      <style:graphic-properties draw:stroke="solid" svg:stroke-width="0.084cm" svg:stroke-color="#000000" svg:stroke-opacity="100%" draw:stroke-linejoin="miter" draw:fill="none" fo:padding-top="0.167cm" fo:padding-bottom="0.167cm" fo:padding-left="0.292cm" fo:padding-right="0.292cm"/>
    </style:style>
    <style:style style:name="gr28" style:family="graphic" style:parent-style-name="standard">
      <style:graphic-properties draw:stroke="solid" svg:stroke-width="0.079cm" svg:stroke-color="#000000" svg:stroke-opacity="100%" draw:stroke-linejoin="miter" draw:fill="none" fo:padding-top="0.164cm" fo:padding-bottom="0.164cm" fo:padding-left="0.289cm" fo:padding-right="0.289cm"/>
    </style:style>
    <style:style style:name="gr29" style:family="graphic" style:parent-style-name="standard">
      <style:graphic-properties draw:stroke="solid" svg:stroke-width="0.085cm" svg:stroke-color="#000000" svg:stroke-opacity="100%" draw:stroke-linejoin="miter" draw:fill="none" fo:padding-top="0.167cm" fo:padding-bottom="0.167cm" fo:padding-left="0.292cm" fo:padding-right="0.292cm"/>
    </style:style>
    <style:style style:name="gr30" style:family="graphic" style:parent-style-name="standard">
      <style:graphic-properties draw:stroke="solid" svg:stroke-width="0.095cm" svg:stroke-color="#000000" svg:stroke-opacity="100%" draw:stroke-linejoin="miter" draw:fill="none" fo:padding-top="0.172cm" fo:padding-bottom="0.172cm" fo:padding-left="0.297cm" fo:padding-right="0.297cm"/>
    </style:style>
    <style:style style:name="gr31" style:family="graphic" style:parent-style-name="standard">
      <style:graphic-properties draw:stroke="solid" svg:stroke-width="0.083cm" svg:stroke-color="#000000" svg:stroke-opacity="100%" draw:stroke-linejoin="miter" draw:fill="none" fo:padding-top="0.166cm" fo:padding-bottom="0.166cm" fo:padding-left="0.291cm" fo:padding-right="0.291cm"/>
    </style:style>
    <style:style style:name="gr32" style:family="graphic" style:parent-style-name="standard">
      <style:graphic-properties draw:stroke="solid" svg:stroke-width="0.064cm" svg:stroke-color="#000000" svg:stroke-opacity="100%" draw:stroke-linejoin="miter" draw:fill="none" fo:padding-top="0.157cm" fo:padding-bottom="0.157cm" fo:padding-left="0.282cm" fo:padding-right="0.282cm"/>
    </style:style>
    <style:style style:name="gr33" style:family="graphic" style:parent-style-name="standard">
      <style:graphic-properties draw:stroke="solid" svg:stroke-width="0.068cm" svg:stroke-color="#000000" svg:stroke-opacity="100%" draw:stroke-linejoin="miter" draw:fill="none" fo:padding-top="0.159cm" fo:padding-bottom="0.159cm" fo:padding-left="0.284cm" fo:padding-right="0.284cm"/>
    </style:style>
    <style:style style:name="gr34" style:family="graphic" style:parent-style-name="standard">
      <style:graphic-properties draw:stroke="solid" svg:stroke-width="0.07cm" svg:stroke-color="#000000" svg:stroke-opacity="100%" draw:stroke-linejoin="miter" draw:fill="none" fo:padding-top="0.16cm" fo:padding-bottom="0.16cm" fo:padding-left="0.285cm" fo:padding-right="0.285cm"/>
    </style:style>
    <style:style style:name="gr35" style:family="graphic" style:parent-style-name="standard">
      <style:graphic-properties draw:stroke="solid" svg:stroke-width="0.075cm" svg:stroke-color="#000000" svg:stroke-opacity="100%" draw:stroke-linejoin="miter" draw:fill="none" fo:padding-top="0.162cm" fo:padding-bottom="0.162cm" fo:padding-left="0.287cm" fo:padding-right="0.287cm"/>
    </style:style>
    <style:style style:name="gr36" style:family="graphic" style:parent-style-name="standard">
      <style:graphic-properties draw:stroke="solid" svg:stroke-width="0.09cm" svg:stroke-color="#000000" svg:stroke-opacity="100%" draw:stroke-linejoin="miter" draw:fill="none" fo:padding-top="0.17cm" fo:padding-bottom="0.17cm" fo:padding-left="0.295cm" fo:padding-right="0.295cm"/>
    </style:style>
    <style:style style:name="gr37" style:family="graphic" style:parent-style-name="standard">
      <style:graphic-properties draw:stroke="solid" svg:stroke-width="0.086cm" svg:stroke-color="#000000" svg:stroke-opacity="100%" draw:stroke-linejoin="miter" draw:fill="none" fo:padding-top="0.168cm" fo:padding-bottom="0.168cm" fo:padding-left="0.293cm" fo:padding-right="0.293cm"/>
    </style:style>
    <style:style style:name="gr38" style:family="graphic" style:parent-style-name="standard">
      <style:graphic-properties draw:stroke="solid" svg:stroke-width="0.098cm" svg:stroke-color="#000000" svg:stroke-opacity="100%" draw:stroke-linejoin="miter" draw:fill="none" fo:padding-top="0.174cm" fo:padding-bottom="0.174cm" fo:padding-left="0.299cm" fo:padding-right="0.299cm"/>
    </style:style>
    <style:style style:name="gr39" style:family="graphic" style:parent-style-name="standard">
      <style:graphic-properties draw:stroke="solid" svg:stroke-width="0.097cm" svg:stroke-color="#000000" svg:stroke-opacity="100%" draw:stroke-linejoin="miter" draw:fill="none" fo:padding-top="0.173cm" fo:padding-bottom="0.173cm" fo:padding-left="0.298cm" fo:padding-right="0.298cm"/>
    </style:style>
    <style:style style:name="gr40" style:family="graphic" style:parent-style-name="standard">
      <style:graphic-properties draw:stroke="solid" svg:stroke-width="0.043cm" svg:stroke-color="#000000" svg:stroke-opacity="100%" draw:stroke-linejoin="miter" draw:fill="none" fo:padding-top="0.146cm" fo:padding-bottom="0.146cm" fo:padding-left="0.271cm" fo:padding-right="0.271cm"/>
    </style:style>
    <style:style style:name="gr41" style:family="graphic" style:parent-style-name="standard">
      <style:graphic-properties draw:stroke="solid" svg:stroke-width="0.087cm" svg:stroke-color="#000000" svg:stroke-opacity="100%" draw:stroke-linejoin="miter" draw:fill="none" fo:padding-top="0.168cm" fo:padding-bottom="0.168cm" fo:padding-left="0.293cm" fo:padding-right="0.293cm"/>
    </style:style>
    <style:style style:name="gr42" style:family="graphic" style:parent-style-name="standard">
      <style:graphic-properties draw:stroke="solid" svg:stroke-width="0.092cm" svg:stroke-color="#000000" svg:stroke-opacity="100%" draw:stroke-linejoin="miter" draw:fill="none" fo:padding-top="0.171cm" fo:padding-bottom="0.171cm" fo:padding-left="0.296cm" fo:padding-right="0.296cm"/>
    </style:style>
    <style:style style:name="gr43" style:family="graphic" style:parent-style-name="standard">
      <style:graphic-properties draw:stroke="solid" svg:stroke-width="0.059cm" svg:stroke-color="#000000" svg:stroke-opacity="100%" draw:stroke-linejoin="miter" draw:fill="none" fo:padding-top="0.154cm" fo:padding-bottom="0.154cm" fo:padding-left="0.279cm" fo:padding-right="0.279cm"/>
    </style:style>
    <style:style style:name="gr44" style:family="graphic" style:parent-style-name="standard">
      <style:graphic-properties draw:stroke="solid" svg:stroke-width="0.066cm" svg:stroke-color="#000000" svg:stroke-opacity="100%" draw:stroke-linejoin="miter" draw:fill="none" fo:padding-top="0.158cm" fo:padding-bottom="0.158cm" fo:padding-left="0.283cm" fo:padding-right="0.283cm"/>
    </style:style>
    <style:style style:name="gr45" style:family="graphic" style:parent-style-name="standard">
      <style:graphic-properties draw:stroke="solid" svg:stroke-width="0.055cm" svg:stroke-color="#000000" svg:stroke-opacity="100%" draw:stroke-linejoin="miter" draw:fill="none" fo:padding-top="0.152cm" fo:padding-bottom="0.152cm" fo:padding-left="0.277cm" fo:padding-right="0.277cm"/>
    </style:style>
    <style:style style:name="gr46" style:family="graphic" style:parent-style-name="standard">
      <style:graphic-properties draw:stroke="solid" svg:stroke-width="0.111cm" svg:stroke-color="#000000" svg:stroke-opacity="100%" draw:stroke-linejoin="miter" draw:fill="none" fo:padding-top="0.18cm" fo:padding-bottom="0.18cm" fo:padding-left="0.305cm" fo:padding-right="0.305cm"/>
    </style:style>
    <style:style style:name="gr47" style:family="graphic" style:parent-style-name="standard">
      <style:graphic-properties draw:stroke="solid" svg:stroke-width="0.061cm" svg:stroke-color="#000000" svg:stroke-opacity="100%" draw:stroke-linejoin="miter" draw:fill="none" fo:padding-top="0.155cm" fo:padding-bottom="0.155cm" fo:padding-left="0.28cm" fo:padding-right="0.28cm"/>
    </style:style>
    <style:style style:name="gr48" style:family="graphic" style:parent-style-name="standard">
      <style:graphic-properties draw:stroke="solid" svg:stroke-width="0.048cm" svg:stroke-color="#000000" svg:stroke-opacity="100%" draw:stroke-linejoin="miter" draw:fill="none" fo:padding-top="0.149cm" fo:padding-bottom="0.149cm" fo:padding-left="0.274cm" fo:padding-right="0.274cm"/>
    </style:style>
    <style:style style:name="gr49" style:family="graphic" style:parent-style-name="standard">
      <style:graphic-properties draw:stroke="solid" svg:stroke-width="0.058cm" svg:stroke-color="#000000" svg:stroke-opacity="100%" draw:stroke-linejoin="miter" draw:fill="none" fo:padding-top="0.154cm" fo:padding-bottom="0.154cm" fo:padding-left="0.279cm" fo:padding-right="0.279cm"/>
    </style:style>
    <style:style style:name="gr50" style:family="graphic" style:parent-style-name="standard">
      <style:graphic-properties draw:stroke="solid" svg:stroke-width="0.074cm" svg:stroke-color="#000000" svg:stroke-opacity="100%" draw:stroke-linejoin="miter" draw:fill="none" fo:padding-top="0.162cm" fo:padding-bottom="0.162cm" fo:padding-left="0.287cm" fo:padding-right="0.287cm"/>
    </style:style>
    <style:style style:name="gr51" style:family="graphic" style:parent-style-name="standard">
      <style:graphic-properties draw:stroke="solid" svg:stroke-width="0.057cm" svg:stroke-color="#000000" svg:stroke-opacity="100%" draw:stroke-linejoin="miter" draw:fill="none" fo:padding-top="0.153cm" fo:padding-bottom="0.153cm" fo:padding-left="0.278cm" fo:padding-right="0.278cm"/>
    </style:style>
    <style:style style:name="gr52" style:family="graphic" style:parent-style-name="standard">
      <style:graphic-properties draw:stroke="solid" svg:stroke-width="0.1cm" svg:stroke-color="#000000" svg:stroke-opacity="100%" draw:stroke-linejoin="miter" draw:fill="non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078cm" svg:stroke-color="#000000" svg:stroke-opacity="100%" draw:stroke-linejoin="miter" draw:fill="none" fo:padding-top="0.164cm" fo:padding-bottom="0.164cm" fo:padding-left="0.289cm" fo:padding-right="0.289cm"/>
    </style:style>
    <style:style style:name="gr54" style:family="graphic" style:parent-style-name="standard">
      <style:graphic-properties draw:stroke="solid" svg:stroke-width="0.102cm" svg:stroke-color="#000000" svg:stroke-opacity="100%" draw:stroke-linejoin="miter" draw:fill="none" fo:padding-top="0.176cm" fo:padding-bottom="0.176cm" fo:padding-left="0.301cm" fo:padding-right="0.301cm"/>
    </style:style>
    <style:style style:name="gr55" style:family="graphic" style:parent-style-name="standard">
      <style:graphic-properties draw:stroke="solid" svg:stroke-width="0.112cm" svg:stroke-color="#000000" svg:stroke-opacity="100%" draw:stroke-linejoin="miter" draw:fill="none" fo:padding-top="0.181cm" fo:padding-bottom="0.181cm" fo:padding-left="0.306cm" fo:padding-right="0.306cm"/>
    </style:style>
    <style:style style:name="gr56" style:family="graphic" style:parent-style-name="standard">
      <style:graphic-properties draw:stroke="solid" svg:stroke-width="0.052cm" svg:stroke-color="#000000" svg:stroke-opacity="100%" draw:stroke-linejoin="miter" draw:fill="none" fo:padding-top="0.151cm" fo:padding-bottom="0.151cm" fo:padding-left="0.276cm" fo:padding-right="0.276cm"/>
    </style:style>
    <style:style style:name="gr57" style:family="graphic" style:parent-style-name="standard">
      <style:graphic-properties draw:stroke="solid" svg:stroke-width="0.096cm" svg:stroke-color="#000000" svg:stroke-opacity="100%" draw:stroke-linejoin="miter" draw:fill="none" fo:padding-top="0.173cm" fo:padding-bottom="0.173cm" fo:padding-left="0.298cm" fo:padding-right="0.298cm"/>
    </style:style>
    <style:style style:name="gr58" style:family="graphic" style:parent-style-name="standard">
      <style:graphic-properties draw:stroke="solid" svg:stroke-width="0.103cm" svg:stroke-color="#000000" svg:stroke-opacity="100%" draw:stroke-linejoin="miter" draw:fill="none" fo:padding-top="0.176cm" fo:padding-bottom="0.176cm" fo:padding-left="0.301cm" fo:padding-right="0.301cm"/>
    </style:style>
    <style:style style:name="gr59" style:family="graphic" style:parent-style-name="standard">
      <style:graphic-properties draw:stroke="solid" svg:stroke-width="0.106cm" svg:stroke-color="#000000" svg:stroke-opacity="100%" draw:stroke-linejoin="miter" draw:fill="none" fo:padding-top="0.178cm" fo:padding-bottom="0.178cm" fo:padding-left="0.303cm" fo:padding-right="0.303cm"/>
    </style:style>
    <style:style style:name="gr60" style:family="graphic" style:parent-style-name="standard">
      <style:graphic-properties draw:stroke="solid" svg:stroke-width="0.104cm" svg:stroke-color="#000000" svg:stroke-opacity="100%" draw:stroke-linejoin="miter" draw:fill="none" fo:padding-top="0.177cm" fo:padding-bottom="0.177cm" fo:padding-left="0.302cm" fo:padding-right="0.302cm"/>
    </style:style>
    <style:style style:name="gr61" style:family="graphic" style:parent-style-name="standard">
      <style:graphic-properties draw:stroke="solid" svg:stroke-width="0.109cm" svg:stroke-color="#000000" svg:stroke-opacity="100%" draw:stroke-linejoin="miter" draw:fill="none" fo:padding-top="0.179cm" fo:padding-bottom="0.179cm" fo:padding-left="0.304cm" fo:padding-right="0.304cm"/>
    </style:style>
    <style:style style:name="gr62" style:family="graphic" style:parent-style-name="standard">
      <style:graphic-properties draw:stroke="solid" svg:stroke-width="0.044cm" svg:stroke-color="#000000" svg:stroke-opacity="100%" draw:stroke-linejoin="miter" draw:fill="none" fo:padding-top="0.147cm" fo:padding-bottom="0.147cm" fo:padding-left="0.272cm" fo:padding-right="0.272cm"/>
    </style:style>
    <style:style style:name="gr63" style:family="graphic" style:parent-style-name="standard">
      <style:graphic-properties draw:stroke="solid" svg:stroke-width="0.101cm" svg:stroke-color="#000000" svg:stroke-opacity="100%" draw:stroke-linejoin="miter" draw:fill="none" fo:padding-top="0.175cm" fo:padding-bottom="0.175cm" fo:padding-left="0.3cm" fo:padding-right="0.3cm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ath draw:style-name="gr1" draw:layer="layout" svg:width="0.059cm" svg:height="0.127cm" svg:x="14.823cm" svg:y="10.385cm" svg:viewBox="0 0 60 128" svg:d="m0 0c74 8 74 85 31 128-42-11-26-80-31-128z">
              <text:p/>
            </draw:path>
            <draw:path draw:style-name="gr1" draw:layer="layout" svg:width="0.094cm" svg:height="0.098cm" svg:x="14.285cm" svg:y="10.856cm" svg:viewBox="0 0 95 99" svg:d="m94 3c8 70-25 102-94 95 33-29 10-116 94-95z">
              <text:p/>
            </draw:path>
            <draw:path draw:style-name="gr1" draw:layer="layout" svg:width="0.095cm" svg:height="0.19cm" svg:x="15.202cm" svg:y="11.775cm" svg:viewBox="0 0 96 191" svg:d="m0 0c76 18 70 119 96 191-97 1-80-112-96-191z">
              <text:p/>
            </draw:path>
            <draw:path draw:style-name="gr1" draw:layer="layout" svg:width="0.069cm" svg:height="0.253cm" svg:x="14.438cm" svg:y="11.965cm" svg:viewBox="0 0 70 254" svg:d="m5 0c74 26 87 195 31 254-71-25-12-179-31-254z">
              <text:p/>
            </draw:path>
            <draw:path draw:style-name="gr1" draw:layer="layout" svg:width="0.072cm" svg:height="0.169cm" svg:x="14.57cm" svg:y="12.054cm" svg:viewBox="0 0 73 170" svg:d="m0 6c98-48 98 208 0 158 23-97 23-60 0-158z">
              <text:p/>
            </draw:path>
            <draw:path draw:style-name="gr1" draw:layer="layout" svg:width="0.095cm" svg:height="0.064cm" svg:x="14.222cm" svg:y="13.325cm" svg:viewBox="0 0 96 65" svg:d="m96 0c-15 39-41 66-96 65 14-41 41-66 96-65z">
              <text:p/>
            </draw:path>
            <draw:path draw:style-name="gr1" draw:layer="layout" svg:width="0.222cm" svg:height="0.16cm" svg:x="14.191cm" svg:y="13.388cm" svg:viewBox="0 0 223 161" svg:d="m0 158c47-79 122-131 221-158 16 141-80 173-221 158z">
              <text:p/>
            </draw:path>
            <draw:path draw:style-name="gr1" draw:layer="layout" svg:width="0.071cm" svg:height="0.197cm" svg:x="15.292cm" svg:y="13.416cm" svg:viewBox="0 0 72 198" svg:d="m4 4c116-30 44 124 63 190-113 31-44-125-63-190z">
              <text:p/>
            </draw:path>
            <draw:path draw:style-name="gr1" draw:layer="layout" svg:width="0.052cm" svg:height="0.19cm" svg:x="15.008cm" svg:y="14.21cm" svg:viewBox="0 0 53 191" svg:d="m5 0c63 60 55 111 31 191-70-6-14-135-31-191z">
              <text:p/>
            </draw:path>
            <draw:path draw:style-name="gr1" draw:layer="layout" svg:width="0.069cm" svg:height="0.253cm" svg:x="14.849cm" svg:y="15.19cm" svg:viewBox="0 0 70 254" svg:d="m5 0c123 36 36 189 31 254-71-25-12-179-31-254z">
              <text:p/>
            </draw:path>
            <draw:path draw:style-name="gr1" draw:layer="layout" svg:width="0.095cm" svg:height="0.158cm" svg:x="15.549cm" svg:y="15.727cm" svg:viewBox="0 0 96 159" svg:d="m0 0c62 22 85 85 96 158-97 13-67-103-96-158z">
              <text:p/>
            </draw:path>
            <draw:path draw:style-name="gr1" draw:layer="layout" svg:width="0.093cm" svg:height="0.162cm" svg:x="14.568cm" svg:y="15.819cm" svg:viewBox="0 0 94 163" svg:d="m34 3c115-29 41 180-33 159-12-77 59-70 33-159z">
              <text:p/>
            </draw:path>
            <draw:path draw:style-name="gr1" draw:layer="layout" svg:width="0.064cm" svg:height="0.095cm" svg:x="15.834cm" svg:y="16.296cm" svg:viewBox="0 0 65 96" svg:d="m0 0c39 14 66 41 65 96-41-15-66-41-65-96z">
              <text:p/>
            </draw:path>
            <draw:path draw:style-name="gr1" draw:layer="layout" svg:width="0.092cm" svg:height="0.067cm" svg:x="16.089cm" svg:y="16.58cm" svg:viewBox="0 0 93 68" svg:d="m29 0c26 6 32 32 64 31-18 77-150 20-64-31z">
              <text:p/>
            </draw:path>
            <draw:path draw:style-name="gr1" draw:layer="layout" svg:width="0.285cm" svg:height="0.188cm" svg:x="16.623cm" svg:y="16.93cm" svg:viewBox="0 0 286 189" svg:d="m286 93c-12 186-302 67-285-63 79-64 251-18 285 63z">
              <text:p/>
            </draw:path>
            <draw:path draw:style-name="gr1" draw:layer="layout" svg:width="0.253cm" svg:height="0.187cm" svg:x="14.57cm" svg:y="17.022cm" svg:viewBox="0 0 254 188" svg:d="m253 0c16 146-141 240-253 158 37-166 104-145 253-158z">
              <text:p/>
            </draw:path>
            <draw:path draw:style-name="gr1" draw:layer="layout" svg:width="0.213cm" svg:height="0.213cm" svg:x="16.34cm" svg:y="17.031cm" svg:viewBox="0 0 214 214" svg:d="m190 214c-81-46-179-76-190-190 128-64 272 0 190 190z">
              <text:p/>
            </draw:path>
            <draw:path draw:style-name="gr1" draw:layer="layout" svg:width="0.222cm" svg:height="0.161cm" svg:x="16.024cm" svg:y="17.083cm" svg:viewBox="0 0 223 162" svg:d="m0 3c141-14 237 17 221 159-133 7-194-61-221-159z">
              <text:p/>
            </draw:path>
            <draw:path draw:style-name="gr1" draw:layer="layout" svg:width="0.285cm" svg:height="0.117cm" svg:x="14.633cm" svg:y="17.225cm" svg:viewBox="0 0 286 118" svg:d="m286 19c-10 106-208 126-286 63 32-82 231-101 286-63z">
              <text:p/>
            </draw:path>
            <draw:path draw:style-name="gr1" draw:layer="layout" svg:width="0.221cm" svg:height="0.097cm" svg:x="9.292cm" svg:y="19.391cm" svg:viewBox="0 0 222 98" svg:d="m221 98c-41-44-137-32-221-32 10-104 240-79 221 32z">
              <text:p/>
            </draw:path>
            <draw:path draw:style-name="gr1" draw:layer="layout" svg:width="0.158cm" svg:height="0.064cm" svg:x="9.48cm" svg:y="19.581cm" svg:viewBox="0 0 159 65" svg:d="m159 2c-28 46-80 68-159 62 5-68 80-67 159-62z">
              <text:p/>
            </draw:path>
            <draw:path draw:style-name="gr1" draw:layer="layout" svg:width="0.128cm" svg:height="0.092cm" svg:x="15.36cm" svg:y="20.946cm" svg:viewBox="0 0 129 93" svg:d="m127 93c-29-26-72-36-127-33 6-91 152-77 127 33z">
              <text:p/>
            </draw:path>
            <draw:path draw:style-name="gr1" draw:layer="layout" svg:width="0.187cm" svg:height="0.068cm" svg:x="15.613cm" svg:y="21.093cm" svg:viewBox="0 0 188 69" svg:d="m0 40c13-109 173 49 158-31 110 89-115 62-158 31z">
              <text:p/>
            </draw:path>
            <draw:path draw:style-name="gr1" draw:layer="layout" svg:width="0.255cm" svg:height="0.29cm" svg:x="17.888cm" svg:y="5.448cm" svg:viewBox="0 0 256 291" svg:d="m253 227c24 87-149-23-126 64-55-42-64-128-127-159l48-37-17-58c77 13 69-58 159-31 43 19 5 122 63 126l-16 47z">
              <text:p/>
            </draw:path>
            <draw:path draw:style-name="gr1" draw:layer="layout" svg:width="0.379cm" svg:height="0.273cm" svg:x="17.667cm" svg:y="4.917cm" svg:viewBox="0 0 380 274" svg:d="m48 195-48-37c6-25 32-31 31-64l42-40 21-54c82 78 184 133 286 190-62 143-190 60-349 63z">
              <text:p/>
            </draw:path>
            <draw:path draw:style-name="gr1" draw:layer="layout" svg:width="0.253cm" svg:height="0.254cm" svg:x="17.353cm" svg:y="4.409cm" svg:viewBox="0 0 254 255" svg:d="m205 102 15 58c-112-50-19 108-94 95l-37-48-59 17c11-100-73-152 0-223 100-4 191-1 224 64z">
              <text:p/>
            </draw:path>
            <draw:path draw:style-name="gr1" draw:layer="layout" svg:width="0.159cm" svg:height="0.221cm" svg:x="16.15cm" svg:y="3.905cm" svg:viewBox="0 0 160 222" svg:d="m111 90 49 37c-13 41-57 49-64 95-47-28-101-48-96-128l42-40 22-54c26 6 32 32 63 31z">
              <text:p/>
            </draw:path>
            <draw:path draw:style-name="gr1" draw:layer="layout" svg:width="0.221cm" svg:height="0.247cm" svg:x="14.412cm" svg:y="3.089cm" svg:viewBox="0 0 222 248" svg:d="m205 105 17 48c-32 0-25 38-32 63l-59-17-37 49c-51-55-95-116-94-222 81-29 179-51 222 31z">
              <text:p/>
            </draw:path>
            <draw:path draw:style-name="gr1" draw:layer="layout" svg:width="0.262cm" svg:height="0.378cm" svg:x="9.44cm" svg:y="4.854cm" svg:viewBox="0 0 263 379" svg:d="m221 200-22 53c-26-6-32-32-64-32-17 47 37 165-31 158l-37-47-58 16c-39-196 56-261 126-348 69 25 128 63 128 158z">
              <text:p/>
            </draw:path>
            <draw:path draw:style-name="gr1" draw:layer="layout" svg:width="0.158cm" svg:height="0.181cm" svg:x="10.271cm" svg:y="9.382cm" svg:viewBox="0 0 159 182" svg:d="m48 81-17-58c63-53 41 2 127 0 6 79-16 131-64 159l-37-48-57 15c0-10 0-21 0-32z">
              <text:p/>
            </draw:path>
            <draw:path draw:style-name="gr1" draw:layer="layout" svg:width="0.212cm" svg:height="0.221cm" svg:x="11.409cm" svg:y="9.753cm" svg:viewBox="0 0 213 222" svg:d="m48 100-48-37c32-52 134-34 190-63 51 50 8 170-32 222l-37-48-58 16c6-28-12-30-32-32z">
              <text:p/>
            </draw:path>
            <draw:path draw:style-name="gr1" draw:layer="layout" svg:width="0.313cm" svg:height="0.253cm" svg:x="11.855cm" svg:y="10.416cm" svg:viewBox="0 0 314 254" svg:d="m133 57-10-56c92-9 96 70 190 62 9 51-30 55-33 95l-46 37 15 59c-74 0-148 0-221 0-94-92 79-56 62-159z">
              <text:p/>
            </draw:path>
            <draw:path draw:style-name="gr1" draw:layer="layout" svg:width="0.204cm" svg:height="0.221cm" svg:x="13.355cm" svg:y="9.785cm" svg:viewBox="0 0 205 222" svg:d="m71 174-57 16c-13-123-35-112 31-190 74 11 136 32 160 94l-49 37 16 59c-25 6-31 32-64 32z">
              <text:p/>
            </draw:path>
            <draw:path draw:style-name="gr1" draw:layer="layout" svg:width="0.285cm" svg:height="0.288cm" svg:x="16.34cm" svg:y="8.739cm" svg:viewBox="0 0 286 289" svg:d="m100 143-69 50c-9 0-20 0-31 0l16-47-16-48c57-48 97-114 221-95 29 77 75 138 63 254l-57-17-37 49c-35-10-22-65-63-65z">
              <text:p/>
            </draw:path>
            <draw:path draw:style-name="gr1" draw:layer="layout" svg:width="0.133cm" svg:height="0.19cm" svg:x="16.113cm" svg:y="8.583cm" svg:viewBox="0 0 134 191" svg:d="m74 142-37 49c-70-14-24-168 0-191 89-5 92 78 97 158z">
              <text:p/>
            </draw:path>
            <draw:path draw:style-name="gr1" draw:layer="layout" svg:width="0.243cm" svg:height="0.225cm" svg:x="16.561cm" svg:y="8.958cm" svg:viewBox="0 0 244 226" svg:d="m54 109 40-42c64 0 41-86 127-63 54 63-2 40 0 126l-16 48 16 48c-11 0-20 0-31 0l-48-69-48 69c-45-18-76-50-94-96z">
              <text:p/>
            </draw:path>
            <draw:path draw:style-name="gr1" draw:layer="layout" svg:width="0.191cm" svg:height="0.147cm" svg:x="16.814cm" svg:y="9.038cm" svg:viewBox="0 0 192 148" svg:d="m48 88-48-37c53-57 152-79 190 0 15 99-68 102-159 95z">
              <text:p/>
            </draw:path>
            <draw:path draw:style-name="gr1" draw:layer="layout" svg:width="0.218cm" svg:height="0.191cm" svg:x="15.617cm" svg:y="17.022cm" svg:viewBox="0 0 219 192" svg:d="m106 16 48-16c69 5 68 80 64 158-39 38-113 37-190 32-69-65 8-125 31-190z">
              <text:p/>
            </draw:path>
            <draw:path draw:style-name="gr1" draw:layer="layout" svg:width="0.351cm" svg:height="0.288cm" svg:x="13.905cm" svg:y="16.96cm" svg:viewBox="0 0 352 289" svg:d="m16 205-16-47c120-115 166-148 348-158 24 139-68 164-158 190 0 11 0 20 0 31l-48 16 16 47c-46-16-163 39-158-31z">
              <text:p/>
            </draw:path>
            <draw:path draw:style-name="gr1" draw:layer="layout" svg:width="0.221cm" svg:height="0.253cm" svg:x="14.033cm" svg:y="13.736cm" svg:viewBox="0 0 222 254" svg:d="m142 237-48 17c-66-22-136-199-63-254l37 48 57-17c-5 28 13 30 32 32l-15 79 79 16c9 51-30 55-32 96z">
              <text:p/>
            </draw:path>
            <draw:path draw:style-name="gr1" draw:layer="layout" svg:width="0.383cm" svg:height="0.318cm" svg:x="13.653cm" svg:y="13.799cm" svg:viewBox="0 0 384 319" svg:d="m57 174 37-47c18-109 157-97 254-127-23 97 56 93 31 190-93-14-121 33-221 0-86-23 22 150-64 127-88 4-90-78-94-159z">
              <text:p/>
            </draw:path>
            <draw:path draw:style-name="gr1" draw:layer="layout" svg:width="0.196cm" svg:height="0.249cm" svg:x="16.934cm" svg:y="10.099cm" svg:viewBox="0 0 197 250" svg:d="m164 176 33 48c-25 57-58 3-97 0l-37-48-57 15c-25-108 35-133 63-190 99-14 89 80 128 127z">
              <text:p/>
            </draw:path>
            <draw:path draw:style-name="gr1" draw:layer="layout" svg:width="0.13cm" svg:height="0.133cm" svg:x="16.875cm" svg:y="10.29cm" svg:viewBox="0 0 131 134" svg:d="m73 63 56 31c24 53-150 53-127 0l55-31 8-63z">
              <text:p/>
            </draw:path>
            <draw:path draw:style-name="gr1" draw:layer="layout" svg:width="0.221cm" svg:height="0.196cm" svg:x="16.592cm" svg:y="10.226cm" svg:viewBox="0 0 222 197" svg:d="m205 80 17 48c-61 13-58 92-159 63 5-79-50-98-63-158l48-16 46-16c46-2 90-5 96 32z">
              <text:p/>
            </draw:path>
            <draw:path draw:style-name="gr1" draw:layer="layout" svg:width="0.219cm" svg:height="0.225cm" svg:x="14.635cm" svg:y="13.763cm" svg:viewBox="0 0 220 226" svg:d="m61 194c42-79-126-99-32-127 63 0 40-86 126-63 28 61 132 185 0 222l-37-48z">
              <text:p/>
            </draw:path>
            <draw:path draw:style-name="gr1" draw:layer="layout" svg:width="0.251cm" svg:height="0.285cm" svg:x="14.26cm" svg:y="12.945cm" svg:viewBox="0 0 252 286" svg:d="m167 16 48-16c72 13 13 155 32 221l-58-16-37 48c-25 17-52 34-95 33 16-101-108-85-32-159l48-37-16-59c37 6 56-6 64-31z">
              <text:p/>
            </draw:path>
            <draw:path draw:style-name="gr1" draw:layer="layout" svg:width="0.193cm" svg:height="0.278cm" svg:x="4.987cm" svg:y="13.931cm" svg:viewBox="0 0 194 279" svg:d="m35 57c42 5 119-106 127-31l-15 58 47 37c-44 40-14 155-95 158-13-62-122-26-95-126l47-37z">
              <text:p/>
            </draw:path>
            <draw:path draw:style-name="gr1" draw:layer="layout" svg:width="1.106cm" svg:height="1.608cm" svg:x="5.783cm" svg:y="13.416cm" svg:viewBox="0 0 1107 1609" svg:d="m55 1427 8-64c-6-27 12-30 31-31l37 47 59-16c-6 37 7 56 31 64-20-70 90-101-31-95l-37-48-59 16c0-42 0-84 0-127l59 16 37-47c30 2 24 39 31 64 98-58 17-97 32-223l58 17 37-48c25 6 31 33 63 31l15 48 48-15c44 104 74 221 64 378 63-41 70-139 94-221-82 28-102-132-127-252l48 16 48-16c36-6 56 6 63 31 206-246 16-669-32-948 86-23 63 63 127 63 0-11 0-20 0-31l57 16 37-48c183 166 135 561 254 791l-49 37 17 57c-109 177-109 460-253 601l-43 38 11 56c-190-90-434 121-600-31v-63h-63c-51-2-121 15-127-32z">
              <text:p/>
            </draw:path>
            <draw:path draw:style-name="gr1" draw:layer="layout" svg:width="0.252cm" svg:height="0.19cm" svg:x="5.336cm" svg:y="13.293cm" svg:viewBox="0 0 253 191" svg:d="m145 174-47-16c-29-34-116-10-95-95 45 3 90 5 95-32l58 17 37-48c78 36 83 161 0 191z">
              <text:p/>
            </draw:path>
            <draw:path draw:style-name="gr1" draw:layer="layout" svg:width="0.285cm" svg:height="1.959cm" svg:x="7.711cm" svg:y="17.94cm" svg:viewBox="0 0 286 1960" svg:d="m195 48 58-17c-63 773 27 1194 33 1929l-39-47-57 15c-115-359-49-899-159-1264l-15-48-16-47c25-17 51-33 94-31 21-211-45-335-63-507l59 17 37-48c10 0 20 0 31 0z">
              <text:p/>
            </draw:path>
            <draw:path draw:style-name="gr1" draw:layer="layout" svg:width="0.19cm" svg:height="0.163cm" svg:x="7.805cm" svg:y="21.416cm" svg:viewBox="0 0 191 164" svg:d="m133 48 58-17c0 11 0 22 0 32l-49 37 17 58c-89 27-82-45-159-31-5-79 49-100 96-127z">
              <text:p/>
            </draw:path>
            <draw:path draw:style-name="gr1" draw:layer="layout" svg:width="0.285cm" svg:height="0.538cm" svg:x="6.984cm" svg:y="23.598cm" svg:viewBox="0 0 286 539" svg:d="m228 431-38 43c-35 7-22 62-63 65l-37-49-58 15c-33-19-32-176-32-315l59 15 37-47c63-21 20-147 94-158l37 48 59-17c-42 174-66 243 0 411z">
              <text:p/>
            </draw:path>
            <draw:path draw:style-name="gr1" draw:layer="layout" svg:width="0.194cm" svg:height="0.225cm" svg:x="5.684cm" svg:y="23.31cm" svg:viewBox="0 0 195 226" svg:d="m126 177-59 16c0-63-86-40-63-126 98 22 61-87 159-64l-12 57 43 38c-3 50 16 120-31 128z">
              <text:p/>
            </draw:path>
            <draw:path draw:style-name="gr1" draw:layer="layout" svg:width="0.285cm" svg:height="0.317cm" svg:x="5.276cm" svg:y="14.905cm" svg:viewBox="0 0 286 318" svg:d="m269 174 17 47c-27 27-88 19-96 63l-59-15-37 49c-27-16-56-30-63-65l69-85-100-41c0-22 0-42 0-64h63v-63c104 29 120 49 223 127z">
              <text:p/>
            </draw:path>
            <draw:path draw:style-name="gr1" draw:layer="layout" svg:width="0.379cm" svg:height="0.321cm" svg:x="4.898cm" svg:y="14.809cm" svg:viewBox="0 0 380 322" svg:d="m214 215 7 103c-55-19-185 38-190-33l-15-47-16-47c94-43 204-69 253-159l58 17 37-48c27-6 30 12 32 31l-48 56 16 71c-31 1-24 39-31 63z">
              <text:p/>
            </draw:path>
            <draw:path draw:style-name="gr1" draw:layer="layout" svg:width="0.303cm" svg:height="0.411cm" svg:x="6.662cm" svg:y="22.048cm" svg:viewBox="0 0 304 412" svg:d="m195 412c42-228-380-278-96-381l59 17 37-48c69 147 141 171 94 379l-57-16z">
              <text:p/>
            </draw:path>
            <draw:path draw:style-name="gr1" draw:layer="layout" svg:width="0.259cm" svg:height="0.379cm" svg:x="6.762cm" svg:y="20.911cm" svg:viewBox="0 0 260 380" svg:d="m90 258-90-5c33-82 20-212 94-253l37 48 59-17c-10 136 98 157 63 317l-58-16-37 48c-25-7-31-32-64-32z">
              <text:p/>
            </draw:path>
            <draw:g>
              <draw:path draw:style-name="gr2" draw:layer="layout" svg:width="0.031cm" svg:height="3.288cm" svg:x="7.853cm" svg:y="3.922cm" svg:viewBox="0 0 32 3289" svg:d="m0 0c62 1097-37 2187 32 3289">
                <text:p/>
              </draw:path>
              <draw:path draw:style-name="gr3" draw:layer="layout" svg:width="0.158cm" svg:height="0.19cm" svg:x="15.123cm" svg:y="10.243cm" svg:viewBox="0 0 159 191" svg:d="m0 191c23-19 62-27 98-42 23-51 33-102 61-149">
                <text:p/>
              </draw:path>
              <draw:path draw:style-name="gr4" draw:layer="layout" svg:width="0.048cm" svg:height="0.048cm" svg:x="14.159cm" svg:y="10.527cm" svg:viewBox="0 0 49 49" svg:d="m0 49c23-11 37-27 49-49">
                <text:p/>
              </draw:path>
              <draw:path draw:style-name="gr4" draw:layer="layout" svg:width="0cm" svg:height="0.126cm" svg:x="14.522cm" svg:y="11.508cm" svg:viewBox="0 0 0 127" svg:d="m0 127c0-42 0-85 0-127">
                <text:p/>
              </draw:path>
              <draw:path draw:style-name="gr5" draw:layer="layout" svg:width="0cm" svg:height="0.157cm" svg:x="14.696cm" svg:y="11.918cm" svg:viewBox="0 0 0 158" svg:d="m0 158c0-53 0-105 0-158">
                <text:p/>
              </draw:path>
              <draw:path draw:style-name="gr6" draw:layer="layout" svg:width="0.601cm" svg:height="0.917cm" svg:x="5.355cm" svg:y="12.614cm" svg:viewBox="0 0 602 918" svg:d="m0 0c293 233 369 631 602 918">
                <text:p/>
              </draw:path>
              <draw:path draw:style-name="gr5" draw:layer="layout" svg:width="0cm" svg:height="0.11cm" svg:x="14.854cm" svg:y="12.803cm" svg:viewBox="0 0 0 111" svg:d="m0 111c0-29 0-72 0-111">
                <text:p/>
              </draw:path>
              <draw:path draw:style-name="gr6" draw:layer="layout" svg:width="0.485cm" svg:height="0.748cm" svg:x="5.82cm" svg:y="12.814cm" svg:viewBox="0 0 486 749" svg:d="m0 0c272 158 400 461 486 749">
                <text:p/>
              </draw:path>
              <draw:path draw:style-name="gr7" draw:layer="layout" svg:width="0.474cm" svg:height="0.584cm" svg:x="4.755cm" svg:y="13.041cm" svg:viewBox="0 0 475 585" svg:d="m0 0c210 153 423 315 475 585">
                <text:p/>
              </draw:path>
              <draw:path draw:style-name="gr8" draw:layer="layout" svg:width="0.464cm" svg:height="0.516cm" svg:x="4.555cm" svg:y="13.193cm" svg:viewBox="0 0 465 517" svg:d="m0 0c231 100 277 374 465 517">
                <text:p/>
              </draw:path>
              <draw:path draw:style-name="gr9" draw:layer="layout" svg:width="0.064cm" svg:height="0.19cm" svg:x="15.407cm" svg:y="13.404cm" svg:viewBox="0 0 65 191" svg:d="m0 191c8-67 24-137 65-191">
                <text:p/>
              </draw:path>
              <draw:path draw:style-name="gr10" draw:layer="layout" svg:width="0.055cm" svg:height="0.3cm" svg:x="15.636cm" svg:y="15.474cm" svg:viewBox="0 0 56 301" svg:d="m56 301c-87-85-46-193-49-301">
                <text:p/>
              </draw:path>
              <draw:path draw:style-name="gr11" draw:layer="layout" svg:width="0.111cm" svg:height="0.175cm" svg:x="14.681cm" svg:y="15.822cm" svg:viewBox="0 0 112 176" svg:d="m0 176c7-5 14-9 22-12 23-59 53-110 90-164">
                <text:p/>
              </draw:path>
              <draw:path draw:style-name="gr12" draw:layer="layout" svg:width="0.093cm" svg:height="0cm" svg:x="13.385cm" svg:y="16.912cm" svg:viewBox="0 0 94 0" svg:d="m0 0c31 0 63 0 94 0">
                <text:p/>
              </draw:path>
              <draw:path draw:style-name="gr7" draw:layer="layout" svg:width="11.189cm" svg:height="1.605cm" svg:x="8.264cm" svg:y="17.07cm" svg:viewBox="0 0 11190 1606" svg:d="m0 0c1318 229 3136 437 4161 577 1578 214 3126 529 4521 821 841 177 1696 251 2508 183">
                <text:p/>
              </draw:path>
              <draw:path draw:style-name="gr13" draw:layer="layout" svg:width="0.064cm" svg:height="0.016cm" svg:x="15.186cm" svg:y="17.166cm" svg:viewBox="0 0 65 17" svg:d="m0 0c27 6 44 12 65 17">
                <text:p/>
              </draw:path>
              <draw:path draw:style-name="gr6" draw:layer="layout" svg:width="2.118cm" svg:height="0.332cm" svg:x="8.359cm" svg:y="17.228cm" svg:viewBox="0 0 2119 333" svg:d="m0 0c687 232 1405 240 2119 333">
                <text:p/>
              </draw:path>
              <draw:path draw:style-name="gr7" draw:layer="layout" svg:width="0.127cm" svg:height="0.016cm" svg:x="15.186cm" svg:y="17.339cm" svg:viewBox="0 0 128 17" svg:d="m0 0c42 0 85 12 128 17">
                <text:p/>
              </draw:path>
              <draw:path draw:style-name="gr14" draw:layer="layout" svg:width="0.253cm" svg:height="0.017cm" svg:x="15.755cm" svg:y="17.322cm" svg:viewBox="0 0 254 18" svg:d="m0 18c80-30 168-12 254-17">
                <text:p/>
              </draw:path>
              <draw:path draw:style-name="gr15" draw:layer="layout" svg:width="0.474cm" svg:height="0.064cm" svg:x="10.855cm" svg:y="17.639cm" svg:viewBox="0 0 475 65" svg:d="m0 0c155 36 317 42 475 65">
                <text:p/>
              </draw:path>
              <draw:path draw:style-name="gr16" draw:layer="layout" svg:width="0.379cm" svg:height="0.079cm" svg:x="11.677cm" svg:y="17.75cm" svg:viewBox="0 0 380 80" svg:d="m0 0c127 23 252 55 380 80">
                <text:p/>
              </draw:path>
              <draw:path draw:style-name="gr6" draw:layer="layout" svg:width="1.486cm" svg:height="0.237cm" svg:x="12.816cm" svg:y="17.955cm" svg:viewBox="0 0 1487 238" svg:d="m0 0c496 67 986 208 1487 238">
                <text:p/>
              </draw:path>
              <draw:path draw:style-name="gr17" draw:layer="layout" svg:width="0.569cm" svg:height="0.111cm" svg:x="14.775cm" svg:y="18.288cm" svg:viewBox="0 0 570 112" svg:d="m0 0c178 70 379 81 570 112">
                <text:p/>
              </draw:path>
              <draw:path draw:style-name="gr18" draw:layer="layout" svg:width="2.497cm" svg:height="0.379cm" svg:x="16.071cm" svg:y="18.524cm" svg:viewBox="0 0 2498 380" svg:d="m0 0c809 309 1708 65 2498 380">
                <text:p/>
              </draw:path>
              <draw:path draw:style-name="gr11" draw:layer="layout" svg:width="0.632cm" svg:height="0.221cm" svg:x="14.965cm" svg:y="20.642cm" svg:viewBox="0 0 633 222" svg:d="m0 0c214 66 401 197 633 222">
                <text:p/>
              </draw:path>
              <draw:path draw:style-name="gr13" draw:layer="layout" svg:width="0.231cm" svg:height="0.143cm" svg:x="12.682cm" svg:y="21.038cm" svg:viewBox="0 0 232 144" svg:d="m39 111c-23-10-29-32-39-47 25-103 198-69 232 13-6 95-138 71-193 34">
                <text:p/>
              </draw:path>
              <draw:path draw:style-name="gr6" draw:layer="layout" svg:width="0.632cm" svg:height="0.138cm" svg:x="4.471cm" svg:y="23.235cm" svg:viewBox="0 0 633 139" svg:d="m0 139c210-47 418-120 633-139">
                <text:p/>
              </draw:path>
              <draw:path draw:style-name="gr19" draw:layer="layout" svg:width="0.221cm" svg:height="0.039cm" svg:x="3.744cm" svg:y="23.589cm" svg:viewBox="0 0 222 40" svg:d="m0 24c75-59 147 9 222 16">
                <text:p/>
              </draw:path>
              <draw:path draw:style-name="gr20" draw:layer="layout" svg:width="1.139cm" svg:height="0.253cm" svg:x="1.973cm" svg:y="23.646cm" svg:viewBox="0 0 1140 254" svg:d="m0 254c366-138 765-145 1140-254">
                <text:p/>
              </draw:path>
              <draw:path draw:style-name="gr21" draw:layer="layout" svg:width="0.064cm" svg:height="0.031cm" svg:x="1.5cm" svg:y="24.055cm" svg:viewBox="0 0 65 32" svg:d="m0 32c22-5 42-18 65-32">
                <text:p/>
              </draw:path>
              <draw:path draw:style-name="gr22" draw:layer="layout" svg:width="0.306cm" svg:height="0.16cm" svg:x="12.72cm" svg:y="25.229cm" svg:viewBox="0 0 307 161" svg:d="m16 75c-15-18-16-35-16-50 88-73 311 27 307 134-100 13-203-31-291-84">
                <text:p/>
              </draw:path>
              <draw:path draw:style-name="gr11" draw:layer="layout" svg:width="0.142cm" svg:height="0.048cm" svg:x="12.009cm" svg:y="25.367cm" svg:viewBox="0 0 143 49" svg:d="m0 0c49 17 99 18 143 49">
                <text:p/>
              </draw:path>
              <draw:path draw:style-name="gr22" draw:layer="layout" svg:width="0.175cm" svg:height="0.048cm" svg:x="3.079cm" svg:y="26.348cm" svg:viewBox="0 0 176 49" svg:d="m0 49c57-19 119-25 176-49">
                <text:p/>
              </draw:path>
              <draw:path draw:style-name="gr23" draw:layer="layout" svg:width="0.322cm" svg:height="0.191cm" svg:x="8.134cm" svg:y="26.553cm" svg:viewBox="0 0 323 192" svg:d="m35 158c-73-4-12-110 14-140 82-38 208-12 273 43 18 128-224 167-287 97">
                <text:p/>
              </draw:path>
              <draw:path draw:style-name="gr9" draw:layer="layout" svg:width="0.348cm" svg:height="0.071cm" svg:x="7.031cm" svg:y="26.586cm" svg:viewBox="0 0 349 72" svg:d="m0 16c102-35 191-10 268 56 28-9 47-33 81-41">
                <text:p/>
              </draw:path>
              <draw:path draw:style-name="gr24" draw:layer="layout" svg:width="0.305cm" svg:height="0.433cm" svg:x="17.632cm" svg:y="5.112cm" svg:viewBox="0 0 306 434" svg:d="m306 434c-115 0-178-110-282-132-24-93-59-253 60-302">
                <text:p/>
              </draw:path>
              <draw:path draw:style-name="gr21" draw:layer="layout" svg:width="1.181cm" svg:height="0.846cm" svg:x="16.261cm" svg:y="3.864cm" svg:viewBox="0 0 1182 847" svg:d="m1182 751c-8 14-14 29-18 42-82 123-246 8-305-83-23-44 6-92 8-138-19-75-98-117-120-188 14-47 7-99 26-145-22-358-368-21-477-232-116-38-192 95-296 123">
                <text:p/>
              </draw:path>
              <draw:path draw:style-name="gr25" draw:layer="layout" svg:width="0.937cm" svg:height="0.369cm" svg:x="12.088cm" svg:y="10.289cm" svg:viewBox="0 0 938 370" svg:d="m0 323c70 25 145 38 219 47 65-55 49-174 137-210 164 60 325 94 496 44 64-46 69-132 86-204">
                <text:p/>
              </draw:path>
              <draw:path draw:style-name="gr16" draw:layer="layout" svg:width="0.418cm" svg:height="0.602cm" svg:x="12.607cm" svg:y="9.687cm" svg:viewBox="0 0 419 603" svg:d="m419 603c-161-184-306-384-419-603">
                <text:p/>
              </draw:path>
              <draw:path draw:style-name="gr12" draw:layer="layout" svg:width="0.171cm" svg:height="0.146cm" svg:x="12.436cm" svg:y="9.687cm" svg:viewBox="0 0 172 147" svg:d="m172 0c-72 30-117 96-172 147">
                <text:p/>
              </draw:path>
              <draw:path draw:style-name="gr26" draw:layer="layout" svg:width="0.217cm" svg:height="0.405cm" svg:x="12.485cm" svg:y="9.282cm" svg:viewBox="0 0 218 406" svg:d="m122 406c39-132-192-220-100-346 67-15 128-47 196-60">
                <text:p/>
              </draw:path>
              <draw:path draw:style-name="gr25" draw:layer="layout" svg:width="0.06cm" svg:height="0.204cm" svg:x="12.701cm" svg:y="9.078cm" svg:viewBox="0 0 61 205" svg:d="m0 205c73-52 72-131 42-205">
                <text:p/>
              </draw:path>
              <draw:path draw:style-name="gr27" draw:layer="layout" svg:width="0.664cm" svg:height="0.759cm" svg:x="12.701cm" svg:y="9.282cm" svg:viewBox="0 0 665 760" svg:d="m0 0c31 130 73 259 154 349 25 27 124 3 151 20 99 67 235 363 360 391">
                <text:p/>
              </draw:path>
              <draw:path draw:style-name="gr28" draw:layer="layout" svg:width="0.061cm" svg:height="0.083cm" svg:x="13.365cm" svg:y="9.958cm" svg:viewBox="0 0 62 84" svg:d="m0 84c19-22 39-51 62-84">
                <text:p/>
              </draw:path>
              <draw:path draw:style-name="gr28" draw:layer="layout" svg:width="0.392cm" svg:height="0.857cm" svg:x="13.811cm" svg:y="9.026cm" svg:viewBox="0 0 393 858" svg:d="m250 858c56-74 117-153 143-240-30-267-296-389-393-618">
                <text:p/>
              </draw:path>
              <draw:path draw:style-name="gr29" draw:layer="layout" svg:width="0.142cm" svg:height="0.016cm" svg:x="13.669cm" svg:y="9.026cm" svg:viewBox="0 0 143 17" svg:d="m143 0c-57 14-99 13-143 17">
                <text:p/>
              </draw:path>
              <draw:path draw:style-name="gr30" draw:layer="layout" svg:width="0.247cm" svg:height="0.318cm" svg:x="13.811cm" svg:y="8.709cm" svg:viewBox="0 0 248 319" svg:d="m0 319c29-105 24-217 70-315 58-15 120 14 161 55 4 7 10 14 17 21">
                <text:p/>
              </draw:path>
              <draw:path draw:style-name="gr14" draw:layer="layout" svg:width="0.306cm" svg:height="0.166cm" svg:x="14.058cm" svg:y="8.631cm" svg:viewBox="0 0 307 167" svg:d="m0 158c141 37 238-43 307-158">
                <text:p/>
              </draw:path>
              <draw:path draw:style-name="gr31" draw:layer="layout" svg:width="0.691cm" svg:height="1.227cm" svg:x="14.058cm" svg:y="8.789cm" svg:viewBox="0 0 692 1228" svg:d="m0 0c54 352 583 542 466 978 55 92 106 207 215 245 4 2 6 3 11 5">
                <text:p/>
              </draw:path>
              <draw:path draw:style-name="gr27" draw:layer="layout" svg:width="0.684cm" svg:height="0.457cm" svg:x="14.749cm" svg:y="9.559cm" svg:viewBox="0 0 685 458" svg:d="m0 458c92-212 374-212 364-448 111-40 224 51 321 100">
                <text:p/>
              </draw:path>
              <draw:path draw:style-name="gr12" draw:layer="layout" svg:width="1.007cm" svg:height="0.789cm" svg:x="15.432cm" svg:y="8.881cm" svg:viewBox="0 0 1008 790" svg:d="m0 790c421-90 1038-202 1008-790">
                <text:p/>
              </draw:path>
              <draw:path draw:style-name="gr21" draw:layer="layout" svg:width="0.169cm" svg:height="0.158cm" svg:x="16.187cm" svg:y="8.725cm" svg:viewBox="0 0 170 159" svg:d="m170 158c-97 15-168-70-170-158">
                <text:p/>
              </draw:path>
              <draw:path draw:style-name="gr12" draw:layer="layout" svg:width="0.095cm" svg:height="0.011cm" svg:x="16.767cm" svg:y="9.126cm" svg:viewBox="0 0 96 12" svg:d="m0 12c31 0 63-6 96-12">
                <text:p/>
              </draw:path>
              <draw:path draw:style-name="gr32" draw:layer="layout" svg:width="0.98cm" svg:height="0.546cm" svg:x="16.292cm" svg:y="16.793cm" svg:viewBox="0 0 981 547" svg:d="m209 12c268-64 492 149 754 190 33 44 13 104-2 151-300 135-642 164-961 194">
                <text:p/>
              </draw:path>
              <draw:path draw:style-name="gr2" draw:layer="layout" svg:width="0.019cm" svg:height="0.108cm" svg:x="15.705cm" svg:y="16.932cm" svg:viewBox="0 0 20 109" svg:d="m0 0c13 25 17 68 20 109">
                <text:p/>
              </draw:path>
              <draw:path draw:style-name="gr19" draw:layer="layout" svg:width="0.19cm" svg:height="0.158cm" svg:x="13.7cm" svg:y="16.849cm" svg:viewBox="0 0 191 159" svg:d="m191 0c1 27-3 61-11 99-50 40-119 48-180 60">
                <text:p/>
              </draw:path>
              <draw:path draw:style-name="gr33" draw:layer="layout" svg:width="0.322cm" svg:height="0.039cm" svg:x="13.4cm" svg:y="16.613cm" svg:viewBox="0 0 323 40" svg:d="m323 26c-103-48-223-22-323 14">
                <text:p/>
              </draw:path>
              <draw:path draw:style-name="gr16" draw:layer="layout" svg:width="0.197cm" svg:height="0.104cm" svg:x="13.203cm" svg:y="16.652cm" svg:viewBox="0 0 198 105" svg:d="m197 0c3 31-1 57-5 84-55 34-130 19-192 10">
                <text:p/>
              </draw:path>
              <draw:path draw:style-name="gr16" draw:layer="layout" svg:width="0.103cm" svg:height="0.04cm" svg:x="13.1cm" svg:y="16.746cm" svg:viewBox="0 0 104 41" svg:d="m104 0c-28 17-71 31-104 41">
                <text:p/>
              </draw:path>
              <draw:path draw:style-name="gr12" draw:layer="layout" svg:width="0.009cm" svg:height="0.055cm" svg:x="13.195cm" svg:y="16.691cm" svg:viewBox="0 0 10 56" svg:d="m10 56c-6-18-9-37-10-56">
                <text:p/>
              </draw:path>
              <draw:path draw:style-name="gr34" draw:layer="layout" svg:width="1.203cm" svg:height="0.482cm" svg:x="12.719cm" svg:y="16.683cm" svg:viewBox="0 0 1204 483" svg:d="m475 7c-162-31-375 36-475 159 342 227 793 264 1204 317">
                <text:p/>
              </draw:path>
              <draw:path draw:style-name="gr35" draw:layer="layout" svg:width="0.317cm" svg:height="0.064cm" svg:x="14.049cm" svg:y="17.197cm" svg:viewBox="0 0 318 65" svg:d="m318 65c-105-33-216-26-318-65">
                <text:p/>
              </draw:path>
              <draw:path draw:style-name="gr36" draw:layer="layout" svg:width="0.472cm" svg:height="0.602cm" svg:x="14.061cm" svg:y="13.972cm" svg:viewBox="0 0 473 603" svg:d="m473 426c-144 32-325 305-463 104-54-194 137-336 104-530">
                <text:p/>
              </draw:path>
              <draw:path draw:style-name="gr35" draw:layer="layout" svg:width="0.361cm" svg:height="1.249cm" svg:x="13.656cm" svg:y="12.723cm" svg:viewBox="0 0 362 1250" svg:d="m362 0c-308-34-448 970-307 1250">
                <text:p/>
              </draw:path>
              <draw:path draw:style-name="gr27" draw:layer="layout" svg:width="0.545cm" svg:height="0.546cm" svg:x="11.444cm" svg:y="9.927cm" svg:viewBox="0 0 546 547" svg:d="m546 547c-172-88-404-67-546-156 17-134 67-257 86-391">
                <text:p/>
              </draw:path>
              <draw:path draw:style-name="gr37" draw:layer="layout" svg:width="1.216cm" svg:height="0.486cm" svg:x="10.24cm" svg:y="9.516cm" svg:viewBox="0 0 1217 487" svg:d="m1217 337c-152 41-293-20-441-25-74 38-56 161-149 175-141-115-362-230-536-127-168-57-65-261-2-360">
                <text:p/>
              </draw:path>
              <draw:path draw:style-name="gr36" draw:layer="layout" svg:width="1.784cm" svg:height="4.312cm" svg:x="8.534cm" svg:y="5.186cm" svg:viewBox="0 0 1785 4313" svg:d="m1785 4278c-146-13-310-101-419 35-397-121 16-595-278-743-90 80-259 210-328 26 8-57 17-116 26-172-79-233-419-105-505-306-1-11 19-49 51-74 64-20 135 6 195-27 5-128-155-177-180-296 335-124 86-591-204-473-83-63-112-169-143-265-1-12 10-33 22-57 573 39 249-318 342-687 152 58 164-97 204-196 108-23 281 72 342-84-72-258-243-462-424-644 25-52 62-77 104-104 145-8 374-20 383-211">
                <text:p/>
              </draw:path>
              <draw:path draw:style-name="gr12" draw:layer="layout" svg:width="4.887cm" svg:height="2.151cm" svg:x="9.661cm" svg:y="2.958cm" svg:viewBox="0 0 4888 2152" svg:d="m0 2094c221 153 497-15 446-278 209-169 340-428 405-679 313 123 299-231 531-333 121 122 304 214 477 213 35-39 50-72 62-97-25-79-151-116-118-213 247-217 607-252 791-548 98 51 49 213 40 306 1 18 10 74 49 110 257-145 441 69 658 188 249-221 395-530 603-763 94 51 124 179 230 217 128-25 304-154 412-23-7 127-153 197-150 328 9 37 33 61 55 82 173 96 271-82 392-167 9-32 6-69 0-106">
                <text:p/>
              </draw:path>
              <draw:path draw:style-name="gr26" draw:layer="layout" svg:width="1.601cm" svg:height="1.005cm" svg:x="14.617cm" svg:y="2.954cm" svg:viewBox="0 0 1602 1006" svg:d="m0 240c42 17 84 31 127 36 126-39 32-239 157-276 138 205 378 299 402 550 249 185 516-141 798-114 58 11 108 62 118 121-85 131-84 308-27 449">
                <text:p/>
              </draw:path>
              <draw:path draw:style-name="gr38" draw:layer="layout" svg:width="0.239cm" svg:height="0.46cm" svg:x="17.556cm" svg:y="4.511cm" svg:viewBox="0 0 240 461" svg:d="m0 0c74 36 162 42 227 86 49 118-56 207-82 312 4 23 23 44 38 63">
                <text:p/>
              </draw:path>
              <draw:path draw:style-name="gr31" draw:layer="layout" svg:width="0.127cm" svg:height="0.138cm" svg:x="16.513cm" svg:y="10.106cm" svg:viewBox="0 0 128 139" svg:d="m128 139c-28-59-68-114-128-139">
                <text:p/>
              </draw:path>
              <draw:path draw:style-name="gr31" draw:layer="layout" svg:width="0.134cm" svg:height="0.048cm" svg:x="16.798cm" svg:y="10.306cm" svg:viewBox="0 0 135 49" svg:d="m0 0c55 22 109 37 135 49">
                <text:p/>
              </draw:path>
              <draw:path draw:style-name="gr36" draw:layer="layout" svg:width="0.05cm" svg:height="0.079cm" svg:x="16.948cm" svg:y="10.275cm" svg:viewBox="0 0 51 80" svg:d="m0 80c26-32 35-55 51-80">
                <text:p/>
              </draw:path>
              <draw:path draw:style-name="gr39" draw:layer="layout" svg:width="2.4cm" svg:height="4.714cm" svg:x="17.099cm" svg:y="5.595cm" svg:viewBox="0 0 2401 4715" svg:d="m0 4679c131-30 312 109 406-20-15-160-253-384-56-497 81-5 147 75 227 48 167-124-171-301 17-436 45-9 100-17 124-25 149 65 378 222 509 38 31-116-51-295 85-360 106 15 145 151 252 165 76-165 199-107 345-85 148-107 31-308 114-441 129-60 215 103 332 109 18-6 32-24 46-42-108-181-69-332-37-518-331-126-227-497-257-769-14-20-35-30-70-40-93-1-121 109-198 136-133-21-208-178-288-273 19-104 161-49 206-129-49-176-81-355-70-533-459 294-626-323-611-676 23-123 257-160 174-309-71-58-147 16-223 11">
                <text:p/>
              </draw:path>
              <draw:path draw:style-name="gr20" draw:layer="layout" svg:width="0.069cm" svg:height="0.221cm" svg:x="14.533cm" svg:y="14.178cm" svg:viewBox="0 0 70 222" svg:d="m68 0c13 81-38 151-68 222">
                <text:p/>
              </draw:path>
              <draw:path draw:style-name="gr14" draw:layer="layout" svg:width="0.033cm" svg:height="1.091cm" svg:x="14.515cm" svg:y="14.399cm" svg:viewBox="0 0 34 1092" svg:d="m18 0c52 357-44 725-11 1092">
                <text:p/>
              </draw:path>
              <draw:path draw:style-name="gr40" draw:layer="layout" svg:width="0.095cm" svg:height="0.033cm" svg:x="14.522cm" svg:y="15.49cm" svg:viewBox="0 0 96 34" svg:d="m0 0c44 31 69 38 96 31">
                <text:p/>
              </draw:path>
              <draw:path draw:style-name="gr6" draw:layer="layout" svg:width="0.8cm" svg:height="1.148cm" svg:x="13.721cm" svg:y="15.49cm" svg:viewBox="0 0 801 1149" svg:d="m800 0c24 514-296 1001-800 1149">
                <text:p/>
              </draw:path>
              <draw:path draw:style-name="gr31" draw:layer="layout" svg:width="0.203cm" svg:height="0.21cm" svg:x="13.687cm" svg:y="16.639cm" svg:viewBox="0 0 204 211" svg:d="m35 0c-8 16-27 68-35 88 47 58 121 126 204 123">
                <text:p/>
              </draw:path>
              <draw:path draw:style-name="gr14" draw:layer="layout" svg:width="1.815cm" svg:height="0.225cm" svg:x="13.89cm" svg:y="16.727cm" svg:viewBox="0 0 1816 226" svg:d="m0 122c174-42 366-106 545-78 7 64-47 119-28 182 411-124 880-428 1299-22">
                <text:p/>
              </draw:path>
              <draw:path draw:style-name="gr41" draw:layer="layout" svg:width="0.797cm" svg:height="0.136cm" svg:x="15.705cm" svg:y="16.795cm" svg:viewBox="0 0 798 137" svg:d="m0 137c32-39 26-101 57-137 245 12 473 141 716 105 18-31 18-72 25-95">
                <text:p/>
              </draw:path>
              <draw:path draw:style-name="gr14" draw:layer="layout" svg:width="1.385cm" svg:height="7.689cm" svg:x="15.32cm" svg:y="9.116cm" svg:viewBox="0 0 1386 7690" svg:d="m1182 7690c-956-727-647-1824-746-2706-32-284-111-553-129-821-44-644-47-1279-307-1802 223-396 32-872 125-1048 54-102 380-176 585-288 370-203 617-458 676-1025">
                <text:p/>
              </draw:path>
              <draw:path draw:style-name="gr42" draw:layer="layout" svg:width="0.049cm" svg:height="0.089cm" svg:x="16.566cm" svg:y="8.979cm" svg:viewBox="0 0 50 90" svg:d="m50 90c-23-27-38-61-50-90">
                <text:p/>
              </draw:path>
              <draw:path draw:style-name="gr16" draw:layer="layout" svg:width="1.354cm" svg:height="2.476cm" svg:x="13.025cm" svg:y="10.278cm" svg:viewBox="0 0 1355 2477" svg:d="m0 10c13-4 26-6 39-10 667 275 1147 518 1279 1131 82 380 3 929 1 1346">
                <text:p/>
              </draw:path>
              <draw:path draw:style-name="gr12" draw:layer="layout" svg:width="0.084cm" svg:height="0.207cm" svg:x="14.344cm" svg:y="12.754cm" svg:viewBox="0 0 85 208" svg:d="m0 0c36 66 73 133 85 208">
                <text:p/>
              </draw:path>
              <draw:path draw:style-name="gr43" draw:layer="layout" svg:width="0.036cm" svg:height="0.199cm" svg:x="14.491cm" svg:y="13.594cm" svg:viewBox="0 0 37 200" svg:d="m0 0c30 63-1 137 37 200">
                <text:p/>
              </draw:path>
              <draw:path draw:style-name="gr28" draw:layer="layout" svg:width="0.122cm" svg:height="0.041cm" svg:x="14.527cm" svg:y="13.751cm" svg:viewBox="0 0 123 42" svg:d="m0 42c44-11 87-28 123-42">
                <text:p/>
              </draw:path>
              <draw:path draw:style-name="gr12" draw:layer="layout" svg:width="0.016cm" svg:height="0.261cm" svg:x="14.49cm" svg:y="13.819cm" svg:viewBox="0 0 17 262" svg:d="m11 0c-13 85-18 176 6 262">
                <text:p/>
              </draw:path>
              <draw:path draw:style-name="gr42" draw:layer="layout" svg:width="0.097cm" svg:height="0.099cm" svg:x="14.505cm" svg:y="14.079cm" svg:viewBox="0 0 98 100" svg:d="m0 0c25 16 67 70 98 100">
                <text:p/>
              </draw:path>
              <draw:path draw:style-name="gr44" draw:layer="layout" svg:width="0.153cm" svg:height="0.237cm" svg:x="14.602cm" svg:y="13.941cm" svg:viewBox="0 0 154 238" svg:d="m0 238c35-33 88-27 117-68 13-57 19-115 37-170">
                <text:p/>
              </draw:path>
              <draw:path draw:style-name="gr31" draw:layer="layout" svg:width="0.684cm" svg:height="0.464cm" svg:x="14.749cm" svg:y="9.669cm" svg:viewBox="0 0 685 465" svg:d="m0 346c248 340 552-136 685-346">
                <text:p/>
              </draw:path>
              <draw:path draw:style-name="gr31" draw:layer="layout" svg:width="0.751cm" svg:height="0.441cm" svg:x="13.365cm" svg:y="9.883cm" svg:viewBox="0 0 752 442" svg:d="m0 158c189 402 966 405 695-158">
                <text:p/>
              </draw:path>
              <draw:path draw:style-name="gr29" draw:layer="layout" svg:width="0.55cm" svg:height="0.034cm" svg:x="13.511cm" svg:y="9.883cm" svg:viewBox="0 0 551 35" svg:d="m551 0c-183 43-360 26-551 35">
                <text:p/>
              </draw:path>
              <draw:path draw:style-name="gr35" draw:layer="layout" svg:width="0.328cm" svg:height="0.042cm" svg:x="14.016cm" svg:y="12.713cm" svg:viewBox="0 0 329 43" svg:d="m329 43c-108-45-218-53-329-32">
                <text:p/>
              </draw:path>
              <draw:path draw:style-name="gr10" draw:layer="layout" svg:width="0.032cm" svg:height="0.175cm" svg:x="14.016cm" svg:y="12.724cm" svg:viewBox="0 0 33 176" svg:d="m0 0c-1 60 14 118 33 176">
                <text:p/>
              </draw:path>
              <draw:path draw:style-name="gr35" draw:layer="layout" svg:width="0.285cm" svg:height="0.138cm" svg:x="14.049cm" svg:y="12.898cm" svg:viewBox="0 0 286 139" svg:d="m0 0c99 30 183 105 286 139">
                <text:p/>
              </draw:path>
              <draw:path draw:style-name="gr19" draw:layer="layout" svg:width="0.121cm" svg:height="0.363cm" svg:x="13.927cm" svg:y="12.898cm" svg:viewBox="0 0 122 364" svg:d="m122 0c-11 6-22 12-31 18-38 111-86 228-91 346">
                <text:p/>
              </draw:path>
              <draw:path draw:style-name="gr45" draw:layer="layout" svg:width="0.104cm" svg:height="0cm" svg:x="13.927cm" svg:y="13.262cm" svg:viewBox="0 0 105 0" svg:d="m0 0c37 0 72 0 105 0">
                <text:p/>
              </draw:path>
              <draw:path draw:style-name="gr28" draw:layer="layout" svg:width="0.225cm" svg:height="0.356cm" svg:x="13.927cm" svg:y="13.262cm" svg:viewBox="0 0 226 357" svg:d="m0 0c-8 145 161 234 226 357">
                <text:p/>
              </draw:path>
              <draw:path draw:style-name="gr21" draw:layer="layout" svg:width="0.144cm" svg:height="0.067cm" svg:x="14.151cm" svg:y="13.618cm" svg:viewBox="0 0 145 68" svg:d="m0 0c51 22 91 38 145 68">
                <text:p/>
              </draw:path>
              <draw:path draw:style-name="gr46" draw:layer="layout" svg:width="0.054cm" svg:height="0.011cm" svg:x="14.295cm" svg:y="13.673cm" svg:viewBox="0 0 55 12" svg:d="m0 12c16-6 37-10 55-12">
                <text:p/>
              </draw:path>
              <draw:path draw:style-name="gr47" draw:layer="layout" svg:width="0.142cm" svg:height="0.079cm" svg:x="14.349cm" svg:y="13.594cm" svg:viewBox="0 0 143 80" svg:d="m0 80c43-38 86-68 143-80">
                <text:p/>
              </draw:path>
              <draw:path draw:style-name="gr21" draw:layer="layout" svg:width="0.043cm" svg:height="0.442cm" svg:x="14.449cm" svg:y="13.15cm" svg:viewBox="0 0 44 443" svg:d="m42 443c5-152 8-300-42-443">
                <text:p/>
              </draw:path>
              <draw:path draw:style-name="gr48" draw:layer="layout" svg:width="0.152cm" svg:height="0.147cm" svg:x="14.349cm" svg:y="13.673cm" svg:viewBox="0 0 153 148" svg:d="m0 0c55 48 85 113 153 148">
                <text:p/>
              </draw:path>
              <draw:path draw:style-name="gr30" draw:layer="layout" svg:width="0.028cm" svg:height="0.028cm" svg:x="14.5cm" svg:y="13.792cm" svg:viewBox="0 0 29 29" svg:d="m0 29c11-10 19-19 29-29">
                <text:p/>
              </draw:path>
              <draw:path draw:style-name="gr16" draw:layer="layout" svg:width="0.05cm" svg:height="0.166cm" svg:x="14.101cm" svg:y="13.618cm" svg:viewBox="0 0 51 167" svg:d="m51 0c-33 51-37 115-51 167">
                <text:p/>
              </draw:path>
              <draw:path draw:style-name="gr25" draw:layer="layout" svg:width="0.204cm" svg:height="0.178cm" svg:x="14.301cm" svg:y="14.079cm" svg:viewBox="0 0 205 179" svg:d="m205 0c-75 49-161 98-205 179">
                <text:p/>
              </draw:path>
              <draw:path draw:style-name="gr38" draw:layer="layout" svg:width="0.12cm" svg:height="0.195cm" svg:x="14.174cm" svg:y="13.683cm" svg:viewBox="0 0 121 196" svg:d="m121 0c-12 78-61 146-121 196">
                <text:p/>
              </draw:path>
              <draw:path draw:style-name="gr49" draw:layer="layout" svg:width="0.206cm" svg:height="0.051cm" svg:x="13.195cm" svg:y="16.64cm" svg:viewBox="0 0 207 52" svg:d="m207 11c-68-2-174-41-207 41">
                <text:p/>
              </draw:path>
              <draw:path draw:style-name="gr10" draw:layer="layout" svg:width="0.021cm" svg:height="0.411cm" svg:x="14.726cm" svg:y="15.048cm" svg:viewBox="0 0 22 412" svg:d="m18 412c21-138-50-281 0-412">
                <text:p/>
              </draw:path>
              <draw:path draw:style-name="gr2" draw:layer="layout" svg:width="0.226cm" svg:height="0.215cm" svg:x="5.418cm" svg:y="14.479cm" svg:viewBox="0 0 227 216" svg:d="m0 0c85 62 110 195 227 216">
                <text:p/>
              </draw:path>
              <draw:path draw:style-name="gr35" draw:layer="layout" svg:width="0.212cm" svg:height="0.626cm" svg:x="5.451cm" svg:y="14.068cm" svg:viewBox="0 0 213 627" svg:d="m195 627c70-224-72-448-195-627">
                <text:p/>
              </draw:path>
              <draw:path draw:style-name="gr2" draw:layer="layout" svg:width="0.194cm" svg:height="0.15cm" svg:x="5.644cm" svg:y="14.693cm" svg:viewBox="0 0 195 151" svg:d="m0 0c17 93 115 123 195 151">
                <text:p/>
              </draw:path>
              <draw:path draw:style-name="gr12" draw:layer="layout" svg:width="0.022cm" svg:height="0.095cm" svg:x="5.914cm" svg:y="14.7cm" svg:viewBox="0 0 23 96" svg:d="m0 96c7-33 13-65 23-96">
                <text:p/>
              </draw:path>
              <draw:path draw:style-name="gr7" draw:layer="layout" svg:width="0.453cm" svg:height="1.139cm" svg:x="5.482cm" svg:y="13.467cm" svg:viewBox="0 0 454 1140" svg:d="m454 1140c1-422-400-719-454-1140">
                <text:p/>
              </draw:path>
              <draw:path draw:style-name="gr6" draw:layer="layout" svg:width="0.549cm" svg:height="0.695cm" svg:x="4.945cm" svg:y="12.645cm" svg:viewBox="0 0 550 696" svg:d="m550 696c-84-309-319-507-550-696">
                <text:p/>
              </draw:path>
              <draw:path draw:style-name="gr50" draw:layer="layout" svg:width="0.274cm" svg:height="0.717cm" svg:x="5.82cm" svg:y="13.699cm" svg:viewBox="0 0 275 718" svg:d="m275 718c-47-253-152-498-275-718">
                <text:p/>
              </draw:path>
              <draw:path draw:style-name="gr51" draw:layer="layout" svg:width="0.016cm" svg:height="0.095cm" svg:x="6.209cm" svg:y="14.352cm" svg:viewBox="0 0 17 96" svg:d="m0 96c11-33 12-65 17-96">
                <text:p/>
              </draw:path>
              <draw:path draw:style-name="gr12" draw:layer="layout" svg:width="0.095cm" svg:height="0.506cm" svg:x="6.24cm" svg:y="13.846cm" svg:viewBox="0 0 96 507" svg:d="m96 507c-21-171-71-336-96-507">
                <text:p/>
              </draw:path>
              <draw:path draw:style-name="gr31" draw:layer="layout" svg:width="0.326cm" svg:height="0.538cm" svg:x="6.273cm" svg:y="12.929cm" svg:viewBox="0 0 327 539" svg:d="m0 0c165 140 235 348 327 539">
                <text:p/>
              </draw:path>
              <draw:path draw:style-name="gr41" draw:layer="layout" svg:width="0.092cm" svg:height="6.872cm" svg:x="7.872cm" svg:y="7.493cm" svg:viewBox="0 0 93 6873" svg:d="m13 6873c219-2285-88-4584-13-6873">
                <text:p/>
              </draw:path>
              <draw:path draw:style-name="gr2" draw:layer="layout" svg:width="0.368cm" svg:height="1.1cm" svg:x="7.897cm" svg:y="14.364cm" svg:viewBox="0 0 369 1101" svg:d="m0 0c155 215 608 655 208 848-60 85-148 152-184 253">
                <text:p/>
              </draw:path>
              <draw:path draw:style-name="gr25" draw:layer="layout" svg:width="0.053cm" svg:height="2.522cm" svg:x="7.906cm" svg:y="15.465cm" svg:viewBox="0 0 54 2523" svg:d="m16 0c54 833 53 1686-16 2523">
                <text:p/>
              </draw:path>
              <draw:path draw:style-name="gr52" draw:layer="layout" svg:width="0.29cm" svg:height="0.79cm" svg:x="8.216cm" svg:y="23.171cm" svg:viewBox="0 0 291 791" svg:d="m0 0c264 99 434 656 127 791">
                <text:p/>
              </draw:path>
              <draw:path draw:style-name="gr30" draw:layer="layout" svg:width="1.038cm" svg:height="0.786cm" svg:x="7.427cm" svg:y="23.961cm" svg:viewBox="0 0 1039 787" svg:d="m916 0c17 229 184 452 99 686-284 171-710 108-990-56-7-53-13-104-25-125">
                <text:p/>
              </draw:path>
              <draw:path draw:style-name="gr53" draw:layer="layout" svg:width="0.205cm" svg:height="0.28cm" svg:x="7.222cm" svg:y="24.188cm" svg:viewBox="0 0 206 281" svg:d="m206 281c-60-18-125-18-175-53-56-69-30-167 25-228">
                <text:p/>
              </draw:path>
              <draw:path draw:style-name="gr20" draw:layer="layout" svg:width="0.067cm" svg:height="0.159cm" svg:x="7.212cm" svg:y="24.029cm" svg:viewBox="0 0 68 160" svg:d="m68 160c-18-57-60-101-68-160">
                <text:p/>
              </draw:path>
              <draw:path draw:style-name="gr54" draw:layer="layout" svg:width="1.942cm" svg:height="0.877cm" svg:x="5.103cm" svg:y="24.278cm" svg:viewBox="0 0 1943 878" svg:d="m1834 24c14 186 55 370 109 551-23 67-24 142-60 204-287 222-614 6-880-34-382-56-734 92-980-212-21-44-34-98-11-144 192-213 547-130 743-344 7-10 14-28 23-45">
                <text:p/>
              </draw:path>
              <draw:path draw:style-name="gr54" draw:layer="layout" svg:width="0.184cm" svg:height="0.79cm" svg:x="5.696cm" svg:y="23.487cm" svg:viewBox="0 0 185 791" svg:d="m185 791c-332-152-128-534-73-791">
                <text:p/>
              </draw:path>
              <draw:path draw:style-name="gr31" draw:layer="layout" svg:width="0.392cm" svg:height="0.088cm" svg:x="5.509cm" svg:y="23.011cm" svg:viewBox="0 0 393 89" svg:d="m393 2c-139-12-274 24-393 87">
                <text:p/>
              </draw:path>
              <draw:path draw:style-name="gr41" draw:layer="layout" svg:width="0.68cm" svg:height="2.486cm" svg:x="4.976cm" svg:y="16.501cm" svg:viewBox="0 0 681 2487" svg:d="m0 0c277 360 332 805 518 1207 54 433-569 1215 137 1267 8 5 16 9 26 13">
                <text:p/>
              </draw:path>
              <draw:path draw:style-name="gr31" draw:layer="layout" svg:width="2.071cm" svg:height="0.433cm" svg:x="5.656cm" svg:y="18.556cm" svg:viewBox="0 0 2072 434" svg:d="m0 434c278-22 603-21 888-37 507-29 694-229 1184-397">
                <text:p/>
              </draw:path>
              <draw:path draw:style-name="gr2" draw:layer="layout" svg:width="0.101cm" svg:height="0.353cm" svg:x="7.252cm" svg:y="15.648cm" svg:viewBox="0 0 102 354" svg:d="m102 354c-54-110-95-231-102-354">
                <text:p/>
              </draw:path>
              <draw:path draw:style-name="gr36" draw:layer="layout" svg:width="1.056cm" svg:height="0.124cm" svg:x="6.841cm" svg:y="14.247cm" svg:viewBox="0 0 1057 125" svg:d="m1057 118c-356 36-701-93-1057-118">
                <text:p/>
              </draw:path>
              <draw:path draw:style-name="gr42" draw:layer="layout" svg:width="0.199cm" svg:height="0.091cm" svg:x="6.562cm" svg:y="14.944cm" svg:viewBox="0 0 200 92" svg:d="m0 0c72 18 121 88 200 92">
                <text:p/>
              </draw:path>
              <draw:path draw:style-name="gr28" draw:layer="layout" svg:width="0.809cm" svg:height="0.304cm" svg:x="6.759cm" svg:y="14.731cm" svg:viewBox="0 0 810 305" svg:d="m0 305c245-171 548-188 810-305">
                <text:p/>
              </draw:path>
              <draw:path draw:style-name="gr12" draw:layer="layout" svg:width="0.146cm" svg:height="0.108cm" svg:x="6.759cm" svg:y="15.034cm" svg:viewBox="0 0 147 109" svg:d="m0 0c20 62 87 93 147 109">
                <text:p/>
              </draw:path>
              <draw:path draw:style-name="gr35" draw:layer="layout" svg:width="0.138cm" svg:height="0.127cm" svg:x="5.409cm" svg:y="15.174cm" svg:viewBox="0 0 139 128" svg:d="m139 128c-53-34-109-77-139-128">
                <text:p/>
              </draw:path>
              <draw:path draw:style-name="gr37" draw:layer="layout" svg:width="0.064cm" svg:height="0.011cm" svg:x="3.997cm" svg:y="14.689cm" svg:viewBox="0 0 65 12" svg:d="m65 0c-23 6-43 8-65 12">
                <text:p/>
              </draw:path>
              <draw:path draw:style-name="gr14" draw:layer="layout" svg:width="1.326cm" svg:height="1.644cm" svg:x="3.366cm" svg:y="14.573cm" svg:viewBox="0 0 1327 1645" svg:d="m1327 1645c-460-386-1203-529-1327-1203 32-337 339-437 631-442">
                <text:p/>
              </draw:path>
              <draw:path draw:style-name="gr28" draw:layer="layout" svg:width="0.834cm" svg:height="0.425cm" svg:x="3.997cm" svg:y="14.148cm" svg:viewBox="0 0 835 426" svg:d="m0 426c293-112 536-322 835-426">
                <text:p/>
              </draw:path>
              <draw:path draw:style-name="gr29" draw:layer="layout" svg:width="0.012cm" svg:height="0.207cm" svg:x="4.819cm" svg:y="13.941cm" svg:viewBox="0 0 13 208" svg:d="m13 208c-18-69-12-139-13-208">
                <text:p/>
              </draw:path>
              <draw:path draw:style-name="gr53" draw:layer="layout" svg:width="0.506cm" svg:height="0.221cm" svg:x="4.312cm" svg:y="13.72cm" svg:viewBox="0 0 507 222" svg:d="m507 222c-182-30-364-99-507-222">
                <text:p/>
              </draw:path>
              <draw:path draw:style-name="gr55" draw:layer="layout" svg:width="0.025cm" svg:height="0.025cm" svg:x="4.819cm" svg:y="13.916cm" svg:viewBox="0 0 26 26" svg:d="m0 26c8-9 17-18 26-26">
                <text:p/>
              </draw:path>
              <draw:path draw:style-name="gr21" draw:layer="layout" svg:width="0.414cm" svg:height="0.539cm" svg:x="4.431cm" svg:y="13.376cm" svg:viewBox="0 0 415 540" svg:d="m415 540c-98-208-342-313-415-540">
                <text:p/>
              </draw:path>
              <draw:path draw:style-name="gr37" draw:layer="layout" svg:width="0.196cm" svg:height="0.13cm" svg:x="4.844cm" svg:y="13.916cm" svg:viewBox="0 0 197 131" svg:d="m0 0c82 14 122 100 197 131">
                <text:p/>
              </draw:path>
              <draw:path draw:style-name="gr12" draw:layer="layout" svg:width="0.201cm" svg:height="0.398cm" svg:x="4.83cm" svg:y="14.148cm" svg:viewBox="0 0 202 399" svg:d="m0 0c79 127 142 263 202 399">
                <text:p/>
              </draw:path>
              <draw:path draw:style-name="gr50" draw:layer="layout" svg:width="0.388cm" svg:height="0.098cm" svg:x="5.03cm" svg:y="14.479cm" svg:viewBox="0 0 389 99" svg:d="m0 68c104-58 194 4 290 31 30-26 67-68 99-99">
                <text:p/>
              </draw:path>
              <draw:path draw:style-name="gr20" draw:layer="layout" svg:width="0.285cm" svg:height="0.465cm" svg:x="5.134cm" svg:y="14.014cm" svg:viewBox="0 0 286 466" svg:d="m286 466c-23-173-57-486-286-465">
                <text:p/>
              </draw:path>
              <draw:path draw:style-name="gr56" draw:layer="layout" svg:width="0.064cm" svg:height="0.116cm" svg:x="3.997cm" svg:y="14.573cm" svg:viewBox="0 0 65 117" svg:d="m0 0c29 44 51 82 65 117">
                <text:p/>
              </draw:path>
              <draw:path draw:style-name="gr16" draw:layer="layout" svg:width="0.853cm" svg:height="0.359cm" svg:x="4.06cm" svg:y="14.689cm" svg:viewBox="0 0 854 360" svg:d="m0 0c220 293 595 115 854 360">
                <text:p/>
              </draw:path>
              <draw:path draw:style-name="gr44" draw:layer="layout" svg:width="0.427cm" svg:height="0.175cm" svg:x="5.545cm" svg:y="14.905cm" svg:viewBox="0 0 428 176" svg:d="m0 176c142-58 300-97 428-176">
                <text:p/>
              </draw:path>
              <draw:path draw:style-name="gr14" draw:layer="layout" svg:width="0.178cm" svg:height="0.312cm" svg:x="5.03cm" svg:y="14.546cm" svg:viewBox="0 0 179 313" svg:d="m0 0c39 116 136 198 179 313">
                <text:p/>
              </draw:path>
              <draw:path draw:style-name="gr57" draw:layer="layout" svg:width="0.267cm" svg:height="0.066cm" svg:x="5.11cm" svg:y="15.024cm" svg:viewBox="0 0 268 67" svg:d="m0 0c69 68 177 82 268 50">
                <text:p/>
              </draw:path>
              <draw:path draw:style-name="gr42" draw:layer="layout" svg:width="0.111cm" svg:height="0.072cm" svg:x="5.23cm" svg:y="14.897cm" svg:viewBox="0 0 112 73" svg:d="m112 73c-37-35-81-61-112-73">
                <text:p/>
              </draw:path>
              <draw:path draw:style-name="gr37" draw:layer="layout" svg:width="0.569cm" svg:height="0.537cm" svg:x="7.353cm" svg:y="15.465cm" svg:viewBox="0 0 570 538" svg:d="m570 0c-258 102-359 404-570 538">
                <text:p/>
              </draw:path>
              <draw:path draw:style-name="gr36" draw:layer="layout" svg:width="0.448cm" svg:height="1.986cm" svg:x="7.353cm" svg:y="16.001cm" svg:viewBox="0 0 449 1987" svg:d="m0 0c57 682 417 1291 449 1987">
                <text:p/>
              </draw:path>
              <draw:path draw:style-name="gr58" draw:layer="layout" svg:width="0.107cm" svg:height="0.927cm" svg:x="6.743cm" svg:y="21.169cm" svg:viewBox="0 0 108 928" svg:d="m76 928c-135-282-70-642 32-928">
                <text:p/>
              </draw:path>
              <draw:path draw:style-name="gr52" draw:layer="layout" svg:width="0.295cm" svg:height="1.012cm" svg:x="6.894cm" svg:y="19.947cm" svg:viewBox="0 0 296 1013" svg:d="m0 1013c91-342 244-663 296-1013">
                <text:p/>
              </draw:path>
              <draw:path draw:style-name="gr54" draw:layer="layout" svg:width="0.06cm" svg:height="0.647cm" svg:x="7.34cm" svg:y="22.698cm" svg:viewBox="0 0 61 648" svg:d="m0 0c96 207 23 437 61 648">
                <text:p/>
              </draw:path>
              <draw:path draw:style-name="gr59" draw:layer="layout" svg:width="0.816cm" svg:height="0.175cm" svg:x="7.399cm" svg:y="23.171cm" svg:viewBox="0 0 817 176" svg:d="m0 176c274-73 535-132 817-176">
                <text:p/>
              </draw:path>
              <draw:path draw:style-name="gr60" draw:layer="layout" svg:width="0.269cm" svg:height="1.655cm" svg:x="7.948cm" svg:y="21.517cm" svg:viewBox="0 0 270 1656" svg:d="m270 1656c-62-544 31-1110-61-1620-69-12-141-14-209-36">
                <text:p/>
              </draw:path>
              <draw:path draw:style-name="gr60" draw:layer="layout" svg:width="0.141cm" svg:height="1.612cm" svg:x="7.827cm" svg:y="19.851cm" svg:viewBox="0 0 142 1613" svg:d="m110 1613c12-34 26-66 32-92-42-53-84-103-101-170 103-443-199-968 81-1328 3-7 6-16 9-23">
                <text:p/>
              </draw:path>
              <draw:path draw:style-name="gr58" draw:layer="layout" svg:width="0.284cm" svg:height="4.025cm" svg:x="5.653cm" svg:y="18.988cm" svg:viewBox="0 0 285 4026" svg:d="m0 0c-23 964 72 1905 88 2865 325 322 149 762 157 1161">
                <text:p/>
              </draw:path>
              <draw:path draw:style-name="gr54" draw:layer="layout" svg:width="0.038cm" svg:height="0.296cm" svg:x="5.901cm" svg:y="23.012cm" svg:viewBox="0 0 39 297" svg:d="m0 0c13 99 1 201 39 297">
                <text:p/>
              </draw:path>
              <draw:path draw:style-name="gr61" draw:layer="layout" svg:width="0.857cm" svg:height="0.104cm" svg:x="5.939cm" svg:y="23.309cm" svg:viewBox="0 0 858 105" svg:d="m0 0c282 41 563 141 858 94">
                <text:p/>
              </draw:path>
              <draw:path draw:style-name="gr52" draw:layer="layout" svg:width="0.106cm" svg:height="0.992cm" svg:x="6.796cm" svg:y="22.413cm" svg:viewBox="0 0 107 993" svg:d="m0 993c80-325 127-664 99-993">
                <text:p/>
              </draw:path>
              <draw:path draw:style-name="gr37" draw:layer="layout" svg:width="0.246cm" svg:height="0.399cm" svg:x="6.796cm" svg:y="23.403cm" svg:viewBox="0 0 247 400" svg:d="m0 0c186 44 171 262 247 400">
                <text:p/>
              </draw:path>
              <draw:path draw:style-name="gr2" draw:layer="layout" svg:width="0.214cm" svg:height="0.061cm" svg:x="7.126cm" svg:y="22.698cm" svg:viewBox="0 0 215 62" svg:d="m215 0c-74 18-142 48-215 62">
                <text:p/>
              </draw:path>
              <draw:path draw:style-name="gr52" draw:layer="layout" svg:width="0.39cm" svg:height="1.456cm" svg:x="6.957cm" svg:y="21.243cm" svg:viewBox="0 0 391 1457" svg:d="m382 1457c78-561-360-924-382-1457">
                <text:p/>
              </draw:path>
              <draw:path draw:style-name="gr38" draw:layer="layout" svg:width="0.19cm" svg:height="0.3cm" svg:x="7.21cm" svg:y="23.345cm" svg:viewBox="0 0 191 301" svg:d="m191 0c-112 69-172 171-191 301">
                <text:p/>
              </draw:path>
              <draw:path draw:style-name="gr39" draw:layer="layout" svg:width="0.138cm" svg:height="0.214cm" svg:x="6.936cm" svg:y="24.088cm" svg:viewBox="0 0 139 215" svg:d="m0 215c91-32 127-128 139-215">
                <text:p/>
              </draw:path>
              <draw:path draw:style-name="gr29" draw:layer="layout" svg:width="0.105cm" svg:height="0.061cm" svg:x="5.834cm" svg:y="23.309cm" svg:viewBox="0 0 106 62" svg:d="m106 0c-28 14-70 43-106 62">
                <text:p/>
              </draw:path>
              <draw:path draw:style-name="gr62" draw:layer="layout" svg:width="0.017cm" svg:height="0.206cm" svg:x="7.409cm" svg:y="24.261cm" svg:viewBox="0 0 18 207" svg:d="m1 0c-7 70 23 135 16 207">
                <text:p/>
              </draw:path>
              <draw:path draw:style-name="gr63" draw:layer="layout" svg:width="0.933cm" svg:height="0.318cm" svg:x="7.41cm" svg:y="23.944cm" svg:viewBox="0 0 934 319" svg:d="m934 17c-55-20-116-22-169-9-178 233-534 132-765 311">
                <text:p/>
              </draw:path>
              <draw:path draw:style-name="gr24" draw:layer="layout" svg:width="0.132cm" svg:height="0.074cm" svg:x="7.279cm" svg:y="24.188cm" svg:viewBox="0 0 133 75" svg:d="m133 75c-57 3-88-53-133-75">
                <text:p/>
              </draw:path>
              <draw:path draw:style-name="gr59" draw:layer="layout" svg:width="1.056cm" svg:height="0.065cm" svg:x="5.881cm" svg:y="24.248cm" svg:viewBox="0 0 1057 66" svg:d="m1057 54c-358-162-697 105-1057-24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date>2007-10-31T15:21:38</dc:date>
    <meta:editing-cycles>1</meta:editing-cycles>
    <meta:editing-duration>PT45M57S</meta:editing-duration>
    <meta:user-defined meta:name="Info 1"/>
    <meta:user-defined meta:name="Info 2"/>
    <meta:user-defined meta:name="Info 3"/>
    <meta:user-defined meta:name="Info 4"/>
    <meta:document-statistic meta:object-count="237"/>
  </office:meta>
</office:document-meta>
</file>